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2.98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817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3.771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445901d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489b60"/>
    </style:style>
    <style:style style:name="P14" style:family="paragraph" style:parent-style-name="Table_20_Contents">
      <style:text-properties officeooo:paragraph-rsid="044c2e9f"/>
    </style:style>
    <style:style style:name="P15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6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7" style:family="paragraph" style:parent-style-name="Table_20_Contents">
      <style:text-properties officeooo:paragraph-rsid="03c7c1cb"/>
    </style:style>
    <style:style style:name="P18" style:family="paragraph" style:parent-style-name="Table_20_Contents">
      <style:text-properties officeooo:paragraph-rsid="03ecb54b"/>
    </style:style>
    <style:style style:name="P19" style:family="paragraph" style:parent-style-name="Table_20_Contents">
      <style:text-properties officeooo:paragraph-rsid="03266a92"/>
    </style:style>
    <style:style style:name="P20" style:family="paragraph" style:parent-style-name="Table_20_Contents">
      <style:text-properties officeooo:paragraph-rsid="032bbd7a"/>
    </style:style>
    <style:style style:name="P21" style:family="paragraph" style:parent-style-name="Table_20_Contents">
      <style:text-properties officeooo:paragraph-rsid="036b7fd3"/>
    </style:style>
    <style:style style:name="P22" style:family="paragraph" style:parent-style-name="Table_20_Contents">
      <style:text-properties officeooo:paragraph-rsid="04327c16"/>
    </style:style>
    <style:style style:name="P23" style:family="paragraph" style:parent-style-name="Table_20_Contents">
      <style:text-properties officeooo:paragraph-rsid="03c5f6b7"/>
    </style:style>
    <style:style style:name="P24" style:family="paragraph" style:parent-style-name="Table_20_Contents">
      <style:text-properties officeooo:paragraph-rsid="032539cf"/>
    </style:style>
    <style:style style:name="P25" style:family="paragraph" style:parent-style-name="Table_20_Contents">
      <style:text-properties officeooo:paragraph-rsid="044ab44f"/>
    </style:style>
    <style:style style:name="P26" style:family="paragraph" style:parent-style-name="Table_20_Contents">
      <style:text-properties officeooo:paragraph-rsid="044d6203"/>
    </style:style>
    <style:style style:name="P2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text-properties officeooo:paragraph-rsid="03d70fa4"/>
    </style:style>
    <style:style style:name="P32" style:family="paragraph" style:parent-style-name="Table_20_Contents">
      <style:text-properties officeooo:paragraph-rsid="03d2b776"/>
    </style:style>
    <style:style style:name="P33" style:family="paragraph" style:parent-style-name="Table_20_Contents">
      <style:text-properties officeooo:paragraph-rsid="0378741f"/>
    </style:style>
    <style:style style:name="P34" style:family="paragraph" style:parent-style-name="Table_20_Contents">
      <style:text-properties officeooo:paragraph-rsid="03d81c7c"/>
    </style:style>
    <style:style style:name="P35" style:family="paragraph" style:parent-style-name="Table_20_Contents">
      <style:text-properties officeooo:paragraph-rsid="03a5c11a"/>
    </style:style>
    <style:style style:name="P36" style:family="paragraph" style:parent-style-name="Preformatted_20_Text">
      <style:text-properties officeooo:paragraph-rsid="03d81c7c"/>
    </style:style>
    <style:style style:name="P37" style:family="paragraph" style:parent-style-name="Preformatted_20_Text">
      <style:text-properties officeooo:paragraph-rsid="03ab86af"/>
    </style:style>
    <style:style style:name="P38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officeooo:paragraph-rsid="03a3caeb"/>
    </style:style>
    <style:style style:name="P40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officeooo:paragraph-rsid="0455c518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9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4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5" style:family="paragraph" style:parent-style-name="Table_20_Contents">
      <style:text-properties officeooo:paragraph-rsid="0108f4cf"/>
    </style:style>
    <style:style style:name="P56" style:family="paragraph" style:parent-style-name="Table_20_Contents">
      <style:text-properties officeooo:paragraph-rsid="0294e861"/>
    </style:style>
    <style:style style:name="P57" style:family="paragraph" style:parent-style-name="Table_20_Contents">
      <style:text-properties officeooo:paragraph-rsid="02b867ce"/>
    </style:style>
    <style:style style:name="P58" style:family="paragraph" style:parent-style-name="Table_20_Contents">
      <style:text-properties officeooo:paragraph-rsid="010e8474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4" style:family="paragraph" style:parent-style-name="Table_20_Contents">
      <style:text-properties officeooo:paragraph-rsid="015fc100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6" style:family="paragraph" style:parent-style-name="Table_20_Contents">
      <style:text-properties officeooo:paragraph-rsid="02ae0b54"/>
    </style:style>
    <style:style style:name="P6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text-properties officeooo:paragraph-rsid="03dddf35"/>
    </style:style>
    <style:style style:name="P77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text-properties officeooo:paragraph-rsid="03efe0f5"/>
    </style:style>
    <style:style style:name="P79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1" style:family="paragraph" style:parent-style-name="Table_20_Contents">
      <style:text-properties officeooo:paragraph-rsid="038a25fe"/>
    </style:style>
    <style:style style:name="P82" style:family="paragraph" style:parent-style-name="Table_20_Contents">
      <style:text-properties officeooo:paragraph-rsid="0390111d"/>
    </style:style>
    <style:style style:name="P83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5" style:family="paragraph" style:parent-style-name="Table_20_Contents">
      <style:text-properties officeooo:paragraph-rsid="03427071"/>
    </style:style>
    <style:style style:name="P86" style:family="paragraph" style:parent-style-name="Table_20_Contents">
      <style:text-properties officeooo:paragraph-rsid="034a5fa0"/>
    </style:style>
    <style:style style:name="P87" style:family="paragraph" style:parent-style-name="Table_20_Contents">
      <style:text-properties officeooo:paragraph-rsid="0391a834"/>
    </style:style>
    <style:style style:name="P88" style:family="paragraph" style:parent-style-name="Table_20_Contents">
      <style:text-properties officeooo:paragraph-rsid="03017dbe"/>
    </style:style>
    <style:style style:name="P89" style:family="paragraph" style:parent-style-name="Table_20_Contents">
      <style:text-properties officeooo:paragraph-rsid="03ba19bb"/>
    </style:style>
    <style:style style:name="P90" style:family="paragraph" style:parent-style-name="Table_20_Contents">
      <style:text-properties officeooo:paragraph-rsid="031c8ae5"/>
    </style:style>
    <style:style style:name="P91" style:family="paragraph" style:parent-style-name="Table_20_Contents">
      <style:text-properties officeooo:paragraph-rsid="030c3545"/>
    </style:style>
    <style:style style:name="P9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5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8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9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00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101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2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3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448cfa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5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4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5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4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officeooo:rsid="03959f64" style:font-name-complex="Courier New"/>
    </style:style>
    <style:style style:name="T124" style:family="text">
      <style:text-properties fo:color="#000000" loext:opacity="100%" style:font-name="Courier New" officeooo:rsid="03b8181e" style:font-name-complex="Courier New"/>
    </style:style>
    <style:style style:name="T125" style:family="text">
      <style:text-properties fo:color="#000000" loext:opacity="100%" style:font-name="Courier New" officeooo:rsid="03d81c7c" style:font-name-complex="Courier New"/>
    </style:style>
    <style:style style:name="T126" style:family="text">
      <style:text-properties fo:color="#000000" loext:opacity="100%" style:font-name="Courier New" officeooo:rsid="03bb832f" style:font-name-complex="Courier New"/>
    </style:style>
    <style:style style:name="T127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455c518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officeooo:rsid="0277dedb"/>
    </style:style>
    <style:style style:name="T13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officeooo:rsid="023d069c"/>
    </style:style>
    <style:style style:name="T134" style:family="text">
      <style:text-properties officeooo:rsid="021570c6"/>
    </style:style>
    <style:style style:name="T135" style:family="text">
      <style:text-properties officeooo:rsid="02984091"/>
    </style:style>
    <style:style style:name="T136" style:family="text">
      <style:text-properties officeooo:rsid="0298730b"/>
    </style:style>
    <style:style style:name="T137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38" style:family="text">
      <style:text-properties fo:font-style="normal" officeooo:rsid="023ec219" style:font-style-asian="normal" style:font-style-complex="normal"/>
    </style:style>
    <style:style style:name="T139" style:family="text">
      <style:text-properties fo:font-style="normal" style:font-style-asian="normal" style:font-style-complex="normal"/>
    </style:style>
    <style:style style:name="T140" style:family="text">
      <style:text-properties officeooo:rsid="0213f657"/>
    </style:style>
    <style:style style:name="T141" style:family="text">
      <style:text-properties fo:color="#000000" loext:opacity="100%" style:font-name="Courier New" style:font-name-complex="Courier New"/>
    </style:style>
    <style:style style:name="T14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43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4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4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4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5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2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53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5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58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6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63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6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3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77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9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officeooo:rsid="02b867ce"/>
    </style:style>
    <style:style style:name="T188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93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9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1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3" style:family="text">
      <style:text-properties officeooo:rsid="0391a834"/>
    </style:style>
    <style:style style:name="T204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5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06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7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8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09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2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3" style:family="text">
      <style:text-properties officeooo:rsid="04144748"/>
    </style:style>
    <style:style style:name="T214" style:family="text">
      <style:text-properties officeooo:rsid="042d7d17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officeooo:rsid="04125c48" style:font-style-asian="italic" style:font-style-complex="italic"/>
    </style:style>
    <style:style style:name="T217" style:family="text">
      <style:text-properties fo:font-style="italic" officeooo:rsid="041182c7" style:font-style-asian="italic" style:font-style-complex="italic"/>
    </style:style>
    <style:style style:name="T218" style:family="text">
      <style:text-properties officeooo:rsid="04125c48"/>
    </style:style>
    <style:style style:name="T219" style:family="text">
      <style:text-properties officeooo:rsid="0424aa9b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officeooo:rsid="04283cfb" style:font-weight-asian="bold" style:font-weight-complex="bold"/>
    </style:style>
    <style:style style:name="T222" style:family="text">
      <style:text-properties fo:font-size="10pt" style:font-size-asian="10pt" style:font-size-complex="10pt"/>
    </style:style>
    <style:style style:name="T223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24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25" style:family="text">
      <style:text-properties officeooo:rsid="04546f38"/>
    </style:style>
    <style:style style:name="T226" style:family="text">
      <style:text-properties fo:language="zxx" fo:country="none" style:language-asian="zxx" style:country-asian="none" style:language-complex="zxx" style:country-complex="none"/>
    </style:style>
    <style:style style:name="T227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8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3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7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is(</text:span></text:span><text:span text:style-name="Source_20_Text"><text:span text:style-name="T19">value</text:span></text:span><text:span text:style-name="Source_20_Text"><text:span text:style-name="T18">[,expectedType[,Throw=false]]</text:span></text:span><text:span text:style-name="Source_20_Text"><text:span text:style-name="T19">)</text:span></text:span><text:span text:style-name="Source_20_Text"><text:span text:style-name="T18">;</text:span></text:span></text:p>
            <text:p text:style-name="P9"><text:span text:style-name="Source_20_Text"><text:span text:style-name="T20">isSameType(value1,value2)</text:span></text:span><text:span text:style-name="Source_20_Text"><text:span text:style-name="T21">;</text:span></text:span></text:p>
            <text:p text:style-name="P7"><text:span text:style-name="Source_20_Text"><text:span text:style-name="T15">isSameInstance(</text:span></text:span><text:span text:style-name="Source_20_Text"><text:span text:style-name="T22">v1</text:span></text:span><text:span text:style-name="Source_20_Text"><text:span text:style-name="T15">,</text:span></text:span><text:span text:style-name="Source_20_Text"><text:span text:style-name="T22">v2</text:span></text:span><text:span text:style-name="Source_20_Text"><text:span text:style-name="T15">,Contructor);</text:span></text:span></text:p>
            <text:p text:style-name="P10"><text:span text:style-name="Source_20_Text"><text:span text:style-name="T23">isDeepStrictEqual(v</text:span></text:span><text:span text:style-name="Source_20_Text"><text:span text:style-name="T24">al</text:span></text:span><text:span text:style-name="Source_20_Text"><text:span text:style-name="T25">ue</text:span></text:span><text:span text:style-name="Source_20_Text"><text:span text:style-name="T23">1,v</text:span></text:span><text:span text:style-name="Source_20_Text"><text:span text:style-name="T24">al</text:span></text:span><text:span text:style-name="Source_20_Text"><text:span text:style-name="T25">ue</text:span></text:span><text:span text:style-name="Source_20_Text"><text:span text:style-name="T23">2);</text:span></text:span></text:p>
            <text:p text:style-name="P11"><text:span text:style-name="Source_20_Text"><text:span text:style-name="T15">isCoercedObject</text:span></text:span><text:span text:style-name="Source_20_Text"><text:span text:style-name="T26">(object);</text:span></text:span></text:p>
            <text:p text:style-name="P11"><text:span text:style-name="Source_20_Text"><text:span text:style-name="T23">isEmptyValue(value);</text:span></text:span></text:p>
            <text:p text:style-name="P7"><text:span text:style-name="Source_20_Text"><text:span text:style-name="T15">isNull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5">);</text:span></text:span></text:p>
            <text:p text:style-name="P12"><text:span text:style-name="Source_20_Text"><text:span text:style-name="T15">isUndefined(v</text:span></text:span><text:span text:style-name="Source_20_Text"><text:span text:style-name="T29">alu</text:span></text:span><text:span text:style-name="Source_20_Text"><text:span text:style-name="T30">e</text:span></text:span><text:span text:style-name="Source_20_Text"><text:span text:style-name="T15">);</text:span></text:span></text:p>
            <text:p text:style-name="P12"><text:span text:style-name="Source_20_Text"><text:span text:style-name="T15">isNi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5">);</text:span></text:span></text:p>
            <text:p text:style-name="P12"><text:span text:style-name="Source_20_Text"><text:span text:style-name="T15">isNumeric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5">);</text:span></text:span></text:p>
            <text:p text:style-name="P12"><text:span text:style-name="Source_20_Text"><text:span text:style-name="T33">isChar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33">);</text:span></text:span></text:p>
            <text:p text:style-name="P13"><text:span text:style-name="Source_20_Text"><text:span text:style-name="T34">isPlainObject(value);</text:span></text:span></text:p>
            <text:p text:style-name="P12"><text:span text:style-name="Source_20_Text"><text:span text:style-name="T15">isFunction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5">);</text:span></text:span></text:p>
            <text:p text:style-name="P12"><text:span text:style-name="Source_20_Text"><text:span text:style-name="T15">is</text:span></text:span><text:span text:style-name="Source_20_Text"><text:span text:style-name="T35">Callable</text:span></text:span><text:span text:style-name="Source_20_Text"><text:span text:style-name="T15">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5">);</text:span></text:span></text:p>
            <text:p text:style-name="P12"><text:span text:style-name="Source_20_Text"><text:span text:style-name="T36">isClass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36">);</text:span></text:span></text:p>
            <text:p text:style-name="P12"><text:span text:style-name="Source_20_Text"><text:span text:style-name="T15">isGenerator</text:span></text:span><text:span text:style-name="Source_20_Text"><text:span text:style-name="T37">Fn</text:span></text:span><text:span text:style-name="Source_20_Text"><text:span text:style-name="T15">(v</text:span></text:span><text:span text:style-name="Source_20_Text"><text:span text:style-name="T38">a</text:span></text:span><text:span text:style-name="Source_20_Text"><text:span text:style-name="T39">lue</text:span></text:span><text:span text:style-name="Source_20_Text"><text:span text:style-name="T15">);</text:span></text:span></text:p>
            <text:p text:style-name="P12"><text:span text:style-name="Source_20_Text"><text:span text:style-name="T15">isAsync</text:span></text:span><text:span text:style-name="Source_20_Text"><text:span text:style-name="T40">Fn</text:span></text:span><text:span text:style-name="Source_20_Text"><text:span text:style-name="T15">(v</text:span></text:span><text:span text:style-name="Source_20_Text"><text:span text:style-name="T38">a</text:span></text:span><text:span text:style-name="Source_20_Text"><text:span text:style-name="T39">lue</text:span></text:span><text:span text:style-name="Source_20_Text"><text:span text:style-name="T15">);</text:span></text:span></text:p>
            <text:p text:style-name="P12"><text:span text:style-name="Source_20_Text"><text:span text:style-name="T33">isAsyncGeneratorFn(v</text:span></text:span><text:span text:style-name="Source_20_Text"><text:span text:style-name="T38">a</text:span></text:span><text:span text:style-name="Source_20_Text"><text:span text:style-name="T39">lue</text:span></text:span><text:span text:style-name="Source_20_Text"><text:span text:style-name="T33">);</text:span></text:span></text:p>
            <text:p text:style-name="P12"><text:span text:style-name="Source_20_Text"><text:span text:style-name="T33">isProxy(value);</text:span></text:span></text:p>
            <text:p text:style-name="P12"><text:span text:style-name="Source_20_Text"><text:span text:style-name="T15">isElement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5">);</text:span></text:span></text:p>
            <text:p text:style-name="P12"><text:span text:style-name="Source_20_Text"><text:span text:style-name="T33">isRegexp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33">);</text:span></text:span></text:p>
            <text:p text:style-name="P12"><text:span text:style-name="Source_20_Text"><text:span text:style-name="T15">isArraylike(value);</text:span></text:span></text:p>
            <text:p text:style-name="P14"><text:span text:style-name="Source_20_Text"><text:span text:style-name="T15">isTypedArray(value);</text:span></text:span></text:p>
            <text:p text:style-name="P14"><text:span text:style-name="Source_20_Text"><text:span text:style-name="T15">isIterator(v</text:span></text:span><text:span text:style-name="Source_20_Text"><text:span text:style-name="T41">a</text:span></text:span><text:span text:style-name="Source_20_Text"><text:span text:style-name="T42">lue</text:span></text:span><text:span text:style-name="Source_20_Text"><text:span text:style-name="T15">);</text:span></text:span></text:p>
            <text:p text:style-name="P12"><text:span text:style-name="Source_20_Text"><text:span text:style-name="T15">isIterable(v</text:span></text:span><text:span text:style-name="Source_20_Text"><text:span text:style-name="T41">a</text:span></text:span><text:span text:style-name="Source_20_Text"><text:span text:style-name="T42">lue</text:span></text:span><text:span text:style-name="Source_20_Text"><text:span text:style-name="T15">);</text:span></text:span></text:p>
            <text:p text:style-name="P15"><text:span text:style-name="Source_20_Text"><text:span text:style-name="T43">isIndex(v</text:span></text:span><text:span text:style-name="Source_20_Text"><text:span text:style-name="T44">alu</text:span></text:span><text:span text:style-name="Source_20_Text"><text:span text:style-name="T45">e</text:span></text:span><text:span text:style-name="Source_20_Text"><text:span text:style-name="T43">);</text:span></text:span></text:p>
            <text:p text:style-name="P15"><text:span text:style-name="Source_20_Text"><text:span text:style-name="T46">to</text:span></text:span><text:span text:style-name="Source_20_Text"><text:span text:style-name="T43">Index(va</text:span></text:span><text:span text:style-name="Source_20_Text"><text:span text:style-name="T47">lue</text:span></text:span><text:span text:style-name="Source_20_Text"><text:span text:style-name="T43">);</text:span></text:span></text:p>
            <text:p text:style-name="P16"><text:span text:style-name="Source_20_Text"><text:span text:style-name="T44">isLength</text:span></text:span><text:span text:style-name="Source_20_Text"><text:span text:style-name="T43">(v</text:span></text:span><text:span text:style-name="Source_20_Text"><text:span text:style-name="T44">al</text:span></text:span><text:span text:style-name="Source_20_Text"><text:span text:style-name="T45">ue</text:span></text:span><text:span text:style-name="Source_20_Text"><text:span text:style-name="T43">);</text:span></text:span></text:p>
            <text:p text:style-name="P16"><text:span text:style-name="Source_20_Text"><text:span text:style-name="T48">toLength(value);</text:span></text:span></text:p>
            <text:p text:style-name="P17"><text:span text:style-name="Source_20_Text"><text:span text:style-name="T49">isPropertyKey(v</text:span></text:span><text:span text:style-name="Source_20_Text"><text:span text:style-name="T50">alu</text:span></text:span><text:span text:style-name="Source_20_Text"><text:span text:style-name="T51">e</text:span></text:span><text:span text:style-name="Source_20_Text"><text:span text:style-name="T49">);</text:span></text:span></text:p>
            <text:p text:style-name="P17"><text:span text:style-name="Source_20_Text"><text:span text:style-name="T49">toPropertyKey(v</text:span></text:span><text:span text:style-name="Source_20_Text"><text:span text:style-name="T51">alue</text:span></text:span><text:span text:style-name="Source_20_Text"><text:span text:style-name="T49">);</text:span></text:span></text:p>
            <text:p text:style-name="P18"><text:span text:style-name="Source_20_Text"><text:span text:style-name="T49">isPrimitive(v</text:span></text:span><text:span text:style-name="Source_20_Text"><text:span text:style-name="T52">a</text:span></text:span><text:span text:style-name="Source_20_Text"><text:span text:style-name="T53">lue</text:span></text:span><text:span text:style-name="Source_20_Text"><text:span text:style-name="T49">);</text:span></text:span></text:p>
            <text:p text:style-name="P18"><text:span text:style-name="Source_20_Text"><text:span text:style-name="T34">toPrimitive</text:span></text:span><text:span text:style-name="Source_20_Text"><text:span text:style-name="T54">Value</text:span></text:span><text:span text:style-name="Source_20_Text"><text:span text:style-name="T34">(valu</text:span></text:span><text:span text:style-name="Source_20_Text"><text:span text:style-name="T51">e</text:span></text:span><text:span text:style-name="Source_20_Text"><text:span text:style-name="T34">);</text:span></text:span></text:p>
            <text:p text:style-name="P13"><text:span text:style-name="Source_20_Text"><text:span text:style-name="T15">isObject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5">);</text:span></text:span></text:p>
            <text:p text:style-name="P8"><text:span text:style-name="Source_20_Text"><text:span text:style-name="T34">toObject(v</text:span></text:span><text:span text:style-name="Source_20_Text"><text:span text:style-name="T55">alu</text:span></text:span><text:span text:style-name="Source_20_Text"><text:span text:style-name="T56">e</text:span></text:span><text:span text:style-name="Source_20_Text"><text:span text:style-name="T34">);</text:span></text:span></text:p>
          </table:table-cell>
          <table:table-cell table:style-name="Table1.D2" table:number-rows-spanned="7" office:value-type="string">
            <text:p text:style-name="P19"><text:span text:style-name="Source_20_Text"><text:span text:style-name="T15">qsa(selector[,context]).forEach(c</text:span></text:span><text:span text:style-name="Source_20_Text"><text:span text:style-name="T57">a</text:span></text:span><text:span text:style-name="Source_20_Text"><text:span text:style-name="T58">llback</text:span></text:span><text:span text:style-name="Source_20_Text"><text:span text:style-name="T15">);</text:span></text:span></text:p>
            <text:p text:style-name="P19"><text:span text:style-name="Source_20_Text"><text:span text:style-name="T15">qs(selector[,context]);</text:span></text:span></text:p>
            <text:p text:style-name="P19"><text:span text:style-name="Source_20_Text"><text:span text:style-name="T15">domReady(c</text:span></text:span><text:span text:style-name="Source_20_Text"><text:span text:style-name="T57">allback</text:span></text:span><text:span text:style-name="Source_20_Text"><text:span text:style-name="T15">);</text:span></text:span></text:p>
            <text:p text:style-name="P19"><text:span text:style-name="Source_20_Text"><text:span text:style-name="T59">domClear(e</text:span></text:span><text:span text:style-name="Source_20_Text"><text:span text:style-name="T60">lement</text:span></text:span><text:span text:style-name="Source_20_Text"><text:span text:style-name="T59">);</text:span></text:span></text:p>
            <text:p text:style-name="P19"><text:span text:style-name="Source_20_Text"><text:span text:style-name="T15">domCreate(type[,properties[,innerHTML]]);</text:span></text:span></text:p>
            <text:p text:style-name="P19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9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9"><text:span text:style-name="Source_20_Text"><text:span text:style-name="T15">domGetCSS(element</text:span></text:span><text:span text:style-name="Source_20_Text"><text:span text:style-name="T61">[</text:span></text:span><text:span text:style-name="Source_20_Text"><text:span text:style-name="T15">,property</text:span></text:span><text:span text:style-name="Source_20_Text"><text:span text:style-name="T62">]</text:span></text:span><text:span text:style-name="Source_20_Text"><text:span text:style-name="T15">);</text:span></text:span></text:p>
            <text:p text:style-name="P19"><text:span text:style-name="Source_20_Text"><text:span text:style-name="T15">domSetCSS(element,property,value);</text:span></text:span></text:p>
            <text:p text:style-name="P19"><text:span text:style-name="Source_20_Text"><text:span text:style-name="T15">domSetCSS(element,properties);</text:span></text:span></text:p>
            <text:p text:style-name="P19"><text:span text:style-name="Source_20_Text"><text:span text:style-name="T15">domFadeIn(element[,duration[,display]]);</text:span></text:span></text:p>
            <text:p text:style-name="P19"><text:span text:style-name="Source_20_Text"><text:span text:style-name="T15">domFadeOut(element[,duration]); </text:span></text:span></text:p>
            <text:p text:style-name="P19"><text:span text:style-name="Source_20_Text"><text:span text:style-name="T15">domFadeToggle(elem[,duration[,display]]);</text:span></text:span></text:p>
            <text:p text:style-name="P19"><text:span text:style-name="Source_20_Text"><text:span text:style-name="T15">domShow(element[,display]);</text:span></text:span></text:p>
            <text:p text:style-name="P19"><text:span text:style-name="Source_20_Text"><text:span text:style-name="T15">domHide(e</text:span></text:span><text:span text:style-name="Source_20_Text"><text:span text:style-name="T63">le</text:span></text:span><text:span text:style-name="Source_20_Text"><text:span text:style-name="T64">ment</text:span></text:span><text:span text:style-name="Source_20_Text"><text:span text:style-name="T15">);</text:span></text:span></text:p>
            <text:p text:style-name="P19"><text:span text:style-name="Source_20_Text"><text:span text:style-name="T15">domToggle(element[,display]);</text:span></text:span></text:p>
            <text:p text:style-name="P19"><text:span text:style-name="Source_20_Text"><text:span text:style-name="T15">domIsHidden(element);</text:span></text:span></text:p>
            <text:p text:style-name="P19"><text:span text:style-name="Source_20_Text"><text:span text:style-name="T65">domScrollToTop();</text:span></text:span><text:span text:style-name="Source_20_Text"><text:span text:style-name="T66"> </text:span></text:span><text:span text:style-name="Source_20_Text"><text:span text:style-name="T67">and </text:span></text:span><text:span text:style-name="Source_20_Text"><text:span text:style-name="T68">domScrollToBottom();</text:span></text:span></text:p>
            <text:p text:style-name="P19"><text:span text:style-name="Source_20_Text"><text:span text:style-name="T15">domScrollToElement(element[,top=true]);<text:line-break/>domSiblings(element);</text:span></text:span></text:p>
            <text:p text:style-name="P19"><text:span text:style-name="Source_20_Text"><text:span text:style-name="T15">domSiblingsPrev(element);</text:span></text:span></text:p>
            <text:p text:style-name="P19"><text:span text:style-name="Source_20_Text"><text:span text:style-name="T15">domSiblings</text:span></text:span><text:span text:style-name="Source_20_Text"><text:span text:style-name="T69">Left</text:span></text:span><text:span text:style-name="Source_20_Text"><text:span text:style-name="T15">(element);</text:span></text:span></text:p>
            <text:p text:style-name="P14"><text:span text:style-name="Source_20_Text"><text:span text:style-name="T15">domSiblingsNext(element);</text:span></text:span></text:p>
            <text:p text:style-name="P14"><text:span text:style-name="Source_20_Text"><text:span text:style-name="T15">domSiblings</text:span></text:span><text:span text:style-name="Source_20_Text"><text:span text:style-name="T69">Right</text:span></text:span><text:span text:style-name="Source_20_Text"><text:span text:style-name="T15">(element);</text:span></text:span></text:p>
            <text:p text:style-name="P19"><text:span text:style-name="Source_20_Text"><text:span text:style-name="T70">domGetC</text:span></text:span><text:span text:style-name="Source_20_Text"><text:span text:style-name="T71">SS</text:span></text:span><text:span text:style-name="Source_20_Text"><text:span text:style-name="T70">Var(name);</text:span></text:span></text:p>
            <text:p text:style-name="P19"><text:span text:style-name="Source_20_Text"><text:span text:style-name="T15">domSetC</text:span></text:span><text:span text:style-name="Source_20_Text"><text:span text:style-name="T71">SS</text:span></text:span><text:span text:style-name="Source_20_Text"><text:span text:style-name="T15">Var(</text:span></text:span><text:span text:style-name="Source_20_Text"><text:span text:style-name="T70">n</text:span></text:span><text:span text:style-name="Source_20_Text"><text:span text:style-name="T15">a</text:span></text:span><text:span text:style-name="Source_20_Text"><text:span text:style-name="T70">me</text:span></text:span><text:span text:style-name="Source_20_Text"><text:span text:style-name="T15">,</text:span></text:span><text:span text:style-name="Source_20_Text"><text:span text:style-name="T70">v</text:span></text:span><text:span text:style-name="Source_20_Text"><text:span text:style-name="T15">a</text:span></text:span><text:span text:style-name="Source_20_Text"><text:span text:style-name="T70">lue</text:span></text:span><text:span text:style-name="Source_20_Text"><text:span text:style-name="T15">);</text:span></text:span></text:p>
            <text:p text:style-name="P19"><text:span text:style-name="Source_20_Text"><text:span text:style-name="T15">importScript(script1[,scriptN]);</text:span></text:span></text:p>
            <text:p text:style-name="P19"><text:span text:style-name="Source_20_Text"><text:span text:style-name="T15">importStyle(style1[,styleN]);</text:span></text:span></text:p>
            <text:p text:style-name="P20"><text:span text:style-name="Source_20_Text"><text:span text:style-name="T15">setFullscreenOn(selector</text:span></text:span><text:span text:style-name="Source_20_Text"><text:span text:style-name="T72">);</text:span></text:span></text:p>
            <text:p text:style-name="P20"><text:span text:style-name="Source_20_Text"><text:span text:style-name="T15">setFullscreenOn(element);</text:span></text:span></text:p>
            <text:p text:style-name="P19"><text:span text:style-name="Source_20_Text"><text:span text:style-name="T15">setFullscreenOff();</text:span></text:span></text:p>
            <text:p text:style-name="P21"><text:span text:style-name="Source_20_Text"><text:span text:style-name="T15">getFullscreen();<text:line-break/>form2array(form);</text:span></text:span></text:p>
            <text:p text:style-name="P21"><text:span text:style-name="Source_20_Text"><text:span text:style-name="T15">form2string(form);</text:span></text:span></text:p>
            <text:p text:style-name="P19"><text:span text:style-name="Source_20_Text"><text:span text:style-name="T15">getDoNotTrack();</text:span></text:span></text:p>
            <text:p text:style-name="P21"><text:span text:style-name="Source_20_Text"><text:span text:style-name="T15">getLocation(success[,error]);</text:span></text:span></text:p>
            <text:p text:style-name="P21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2"><text:span text:style-name="Source_20_Text"><text:span text:style-name="T15">constant(value);</text:span></text:span></text:p>
            <text:p text:style-name="P22"><text:span text:style-name="Source_20_Text"><text:span text:style-name="T73">identity(value);</text:span></text:span></text:p>
            <text:p text:style-name="P22"><text:span text:style-name="Source_20_Text"><text:span text:style-name="T15">noop();</text:span></text:span></text:p>
            <text:p text:style-name="P22"><text:span text:style-name="Source_20_Text"><text:span text:style-name="T15">T();</text:span></text:span></text:p>
            <text:p text:style-name="P22"><text:span text:style-name="Source_20_Text"><text:span text:style-name="T74">F();</text:span></text:span></text:p>
          </table:table-cell>
          <table:table-cell table:style-name="Table1.B2" office:value-type="string">
            <text:p text:style-name="P22"><text:span text:style-name="Source_20_Text"><text:span text:style-name="T15">asyncConstant(</text:span></text:span><text:span text:style-name="Source_20_Text"><text:span text:style-name="T75">value</text:span></text:span><text:span text:style-name="Source_20_Text"><text:span text:style-name="T15">);</text:span></text:span></text:p>
            <text:p text:style-name="P22"><text:span text:style-name="Source_20_Text"><text:span text:style-name="T15">asyncIdentity(</text:span></text:span><text:span text:style-name="Source_20_Text"><text:span text:style-name="T75">value</text:span></text:span><text:span text:style-name="Source_20_Text"><text:span text:style-name="T15">);</text:span></text:span></text:p>
            <text:p text:style-name="P22"><text:span text:style-name="Source_20_Text"><text:span text:style-name="T15">asyncNoop();</text:span></text:span></text:p>
            <text:p text:style-name="P22"><text:span text:style-name="Source_20_Text"><text:span text:style-name="T15">async</text:span></text:span><text:span text:style-name="Source_20_Text"><text:span text:style-name="T76">T</text:span></text:span><text:span text:style-name="Source_20_Text"><text:span text:style-name="T15">();</text:span></text:span></text:p>
            <text:p text:style-name="P22"><text:span text:style-name="Source_20_Text"><text:span text:style-name="T15">async</text:span></text:span><text:span text:style-name="Source_20_Text"><text:span text:style-name="T76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3"><text:span text:style-name="Source_20_Text"><text:span text:style-name="T8">BASE16; BASE</text:span></text:span><text:span text:style-name="Source_20_Text"><text:span text:style-name="T77">32; BASE36; BASE58; BASE62;</text:span></text:span></text:p>
            <text:p text:style-name="P24"><text:span text:style-name="Source_20_Text"><text:span text:style-name="T77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5"><text:span text:style-name="Source_20_Text"><text:span text:style-name="T15">extend([deep,]target,source1[,s</text:span></text:span><text:span text:style-name="Source_20_Text"><text:span text:style-name="T78">ou</text:span></text:span><text:span text:style-name="Source_20_Text"><text:span text:style-name="T15">rc</text:span></text:span><text:span text:style-name="Source_20_Text"><text:span text:style-name="T78">e</text:span></text:span><text:span text:style-name="Source_20_Text"><text:span text:style-name="T15">N]);</text:span></text:span></text:p>
            <text:p text:style-name="P25"><text:span text:style-name="Source_20_Text"><text:span text:style-name="T15">deleteOwnProperty(</text:span></text:span><text:span text:style-name="Source_20_Text"><text:span text:style-name="T79">obj</text:span></text:span><text:span text:style-name="Source_20_Text"><text:span text:style-name="T15">,</text:span></text:span><text:span text:style-name="Source_20_Text"><text:span text:style-name="T79">prop</text:span></text:span><text:span text:style-name="Source_20_Text"><text:span text:style-name="T15">[,Throw=false]);</text:span></text:span></text:p>
            <text:p text:style-name="P25"><text:span text:style-name="Source_20_Text"><text:span text:style-name="T15">size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15">);</text:span></text:span></text:p>
            <text:p text:style-name="P25"><text:span text:style-name="Source_20_Text"><text:span text:style-name="T15">pick(object,keys);</text:span></text:span></text:p>
            <text:p text:style-name="P25"><text:span text:style-name="Source_20_Text"><text:span text:style-name="T82">omit</text:span></text:span><text:span text:style-name="Source_20_Text"><text:span text:style-name="T15">(object,keys);</text:span></text:span></text:p>
            <text:p text:style-name="P25"><text:span text:style-name="Source_20_Text"><text:span text:style-name="T83">assoc(object,key,value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5"><text:span text:style-name="Source_20_Text"><text:span text:style-name="T15">delay(mi</text:span></text:span><text:span text:style-name="Source_20_Text"><text:span text:style-name="T84">lis</text:span></text:span><text:span text:style-name="Source_20_Text"><text:span text:style-name="T15">e</text:span></text:span><text:span text:style-name="Source_20_Text"><text:span text:style-name="T84">c</text:span></text:span><text:span text:style-name="Source_20_Text"><text:span text:style-name="T15">).then(callback);</text:span></text:span></text:p>
            <text:p text:style-name="P25"><text:span text:style-name="Source_20_Text"><text:span text:style-name="T15">bind(</text:span></text:span><text:span text:style-name="Source_20_Text"><text:span text:style-name="T85">function</text:span></text:span><text:span text:style-name="Source_20_Text"><text:span text:style-name="T15">,context);</text:span></text:span></text:p>
            <text:p text:style-name="P25"><text:span text:style-name="Source_20_Text"><text:span text:style-name="T86">unBind</text:span></text:span><text:span text:style-name="Source_20_Text"><text:span text:style-name="T87">(</text:span></text:span><text:span text:style-name="Source_20_Text"><text:span text:style-name="T88">f</text:span></text:span><text:span text:style-name="Source_20_Text"><text:span text:style-name="T89">unction</text:span></text:span><text:span text:style-name="Source_20_Text"><text:span text:style-name="T87">);</text:span></text:span></text:p>
            <text:p text:style-name="P25"><text:span text:style-name="Source_20_Text"><text:span text:style-name="T87">curry(function);</text:span></text:span></text:p>
            <text:p text:style-name="P25"><text:span text:style-name="Source_20_Text"><text:span text:style-name="T87">compose(function1[,functionN]);</text:span></text:span></text:p>
            <text:p text:style-name="P25"><text:span text:style-name="Source_20_Text"><text:span text:style-name="T87">pipe(function1[,functionN]);</text:span></text:span></text:p>
            <text:p text:style-name="P25"><text:span text:style-name="Source_20_Text"><text:span text:style-name="T90">once(function);</text:span></text:span></text:p>
            <text:p text:style-name="P25"><text:span text:style-name="Source_20_Text"><text:span text:style-name="T83">tap(function): function(</text:span></text:span><text:span text:style-name="Source_20_Text"><text:span text:style-name="T91">value</text:span></text:span><text:span text:style-name="Source_20_Text"><text:span text:style-name="T83">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26"><text:span text:style-name="Source_20_Text"><text:span text:style-name="T15">randomBoolean</text:span></text:span><text:span text:style-name="Source_20_Text"><text:span text:style-name="T74">();</text:span></text:span></text:p>
            <text:p text:style-name="P26"><text:span text:style-name="Source_20_Text"><text:span text:style-name="T92">r</text:span></text:span><text:span text:style-name="Source_20_Text"><text:span text:style-name="T74">andomUUIDv7</text:span></text:span><text:span text:style-name="Source_20_Text"><text:span text:style-name="T93">();</text:span></text:span></text:p>
            <text:p text:style-name="P26"><text:span text:style-name="Source_20_Text"><text:span text:style-name="T94">timestampID([size=21[,alphabet=</text:span></text:span><text:span text:style-name="Source_20_Text"><text:span text:style-name="T95">"ABCDEFGHIJKLMNOPQRSTUVWXYZabcdefghijklmnopqrstuvwxyz0123456789_-"</text:span></text:span><text:span text:style-name="Source_20_Text"><text:span text:style-name="T94">]]);</text:span></text:span></text:p>
            <text:p text:style-name="P26"><text:span text:style-name="Source_20_Text"><text:span text:style-name="T8">nanoid([size=21[,alphabet="123456789ABCDEFGHJKLMNPQRSTUVWXYZabcdefghijkmnopqrstuvwxyz"]])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>
          <table:table-cell table:style-name="Table1.A6" table:number-columns-spanned="2" office:value-type="string">
            <text:p text:style-name="P11"><text:span text:style-name="Source_20_Text"><text:span text:style-name="T15">createPolyfillMethod(o</text:span></text:span><text:span text:style-name="Source_20_Text"><text:span text:style-name="T96">b</text:span></text:span><text:span text:style-name="Source_20_Text"><text:span text:style-name="T97">ject</text:span></text:span><text:span text:style-name="Source_20_Text"><text:span text:style-name="T15">,</text:span></text:span><text:span text:style-name="Source_20_Text"><text:span text:style-name="T98">prop</text:span></text:span><text:span text:style-name="Source_20_Text"><text:span text:style-name="T15">,v</text:span></text:span><text:span text:style-name="Source_20_Text"><text:span text:style-name="T99">alu</text:span></text:span><text:span text:style-name="Source_20_Text"><text:span text:style-name="T100">e</text:span></text:span><text:span text:style-name="Source_20_Text"><text:span text:style-name="T15">);</text:span></text:span></text:p>
            <text:p text:style-name="P11"><text:span text:style-name="Source_20_Text"><text:span text:style-name="T15">createPolyfillProperty(o</text:span></text:span><text:span text:style-name="Source_20_Text"><text:span text:style-name="T96">b</text:span></text:span><text:span text:style-name="Source_20_Text"><text:span text:style-name="T97">ject</text:span></text:span><text:span text:style-name="Source_20_Text"><text:span text:style-name="T15">,</text:span></text:span><text:span text:style-name="Source_20_Text"><text:span text:style-name="T98">prop</text:span></text:span><text:span text:style-name="Source_20_Text"><text:span text:style-name="T15">,v</text:span></text:span><text:span text:style-name="Source_20_Text"><text:span text:style-name="T101">alu</text:span></text:span><text:span text:style-name="Source_20_Text"><text:span text:style-name="T102">e</text:span></text:span><text:span text:style-name="Source_20_Text"><text:span text:style-name="T15">);</text:span></text:span></text:p>
            <text:p text:style-name="P11"><text:span text:style-name="Source_20_Text"><text:span text:style-name="T15">getUrlVars([str=location.search]);</text:span></text:span></text:p>
            <text:p text:style-name="P11"><text:span text:style-name="Source_20_Text"><text:span text:style-name="T15">obj2string(object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7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String API</text:p>
          </table:table-cell>
          <table:table-cell table:style-name="Table5.A1" office:value-type="string">
            <text:p text:style-name="P29"><text:span text:style-name="Source_20_Text"><text:span text:style-name="T103">Assertion API</text:span></text:span></text:p>
          </table:table-cell>
          <table:table-cell table:style-name="Table5.C1" office:value-type="string">
            <text:p text:style-name="P30">Math API</text:p>
          </table:table-cell>
        </table:table-row>
        <table:table-row table:style-name="Table5.2">
          <table:table-cell table:style-name="Table5.A2" table:number-rows-spanned="4" office:value-type="string">
            <text:p text:style-name="P24"><text:span text:style-name="Source_20_Text"><text:span text:style-name="T15"/></text:span></text:p>
            <text:p text:style-name="P31"><text:span text:style-name="Source_20_Text"><text:span text:style-name="T15">b64Decode(s</text:span></text:span><text:span text:style-name="Source_20_Text"><text:span text:style-name="T63">tri</text:span></text:span><text:span text:style-name="Source_20_Text"><text:span text:style-name="T30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2"><text:span text:style-name="Source_20_Text"><text:span text:style-name="T15">b64Encode(string);</text:span></text:span></text:p>
            <text:p text:style-name="P32"><text:span text:style-name="Source_20_Text"><text:span text:style-name="T15"/></text:span></text:p>
            <text:p text:style-name="P31"><text:span text:style-name="Source_20_Text"><text:span text:style-name="T15">strAt(s</text:span></text:span><text:span text:style-name="Source_20_Text"><text:span text:style-name="T104">tri</text:span></text:span><text:span text:style-name="Source_20_Text"><text:span text:style-name="T105">ng</text:span></text:span><text:span text:style-name="Source_20_Text"><text:span text:style-name="T15">,index[,newChar]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apitalize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CodePoints(s</text:span></text:span><text:span text:style-name="Source_20_Text"><text:span text:style-name="T108">t</text:span></text:span><text:span text:style-name="Source_20_Text"><text:span text:style-name="T109">ri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DownFirst(s</text:span></text:span><text:span text:style-name="Source_20_Text"><text:span text:style-name="T110">tri</text:span></text:span><text:span text:style-name="Source_20_Text"><text:span text:style-name="T85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FromCodePoints(i</text:span></text:span><text:span text:style-name="Source_20_Text"><text:span text:style-name="T111">terator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Escape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</text:span></text:span><text:span text:style-name="Source_20_Text"><text:span text:style-name="T112">HTML</text:span></text:span><text:span text:style-name="Source_20_Text"><text:span text:style-name="T15">RemoveTags(string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HTML</text:span></text:span><text:span text:style-name="Source_20_Text"><text:span text:style-name="T113">Un</text:span></text:span><text:span text:style-name="Source_20_Text"><text:span text:style-name="T15">Escape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5">);</text:span></text:span></text:p>
            <text:p text:style-name="P31"><text:span text:style-name="Source_20_Text"><text:span text:style-name="T15"/></text:span></text:p>
            <text:p text:style-name="P31"><text:span text:style-name="Source_20_Text"><text:span text:style-name="T15">strProper</text:span></text:span><text:span text:style-name="Source_20_Text"><text:span text:style-name="T114">c</text:span></text:span><text:span text:style-name="Source_20_Text"><text:span text:style-name="T15">ase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5">); </text:span></text:span></text:p>
            <text:p text:style-name="P24"><text:span text:style-name="Source_20_Text"><text:span text:style-name="T115"/></text:span></text:p>
            <text:p text:style-name="P31"><text:span text:style-name="Source_20_Text"><text:span text:style-name="T15">strReverse(s</text:span></text:span><text:span text:style-name="Source_20_Text"><text:span text:style-name="T41">t</text:span></text:span><text:span text:style-name="Source_20_Text"><text:span text:style-name="T107">ring</text:span></text:span><text:span text:style-name="Source_20_Text"><text:span text:style-name="T15">);</text:span></text:span></text:p>
            <text:p text:style-name="P31"><text:span text:style-name="Source_20_Text"><text:span text:style-name="T115"/></text:span></text:p>
            <text:p text:style-name="P31"><text:span text:style-name="Source_20_Text"><text:span text:style-name="T15">strSplice(</text:span></text:span><text:span text:style-name="Source_20_Text"><text:span text:style-name="T104">str</text:span></text:span><text:span text:style-name="Source_20_Text"><text:span text:style-name="T24">ing</text:span></text:span><text:span text:style-name="Source_20_Text"><text:span text:style-name="T15">,index,count[,add</text:span></text:span><text:span text:style-name="Source_20_Text"><text:span text:style-name="T116">]);</text:span></text:span></text:p>
            <text:p text:style-name="P31"><text:span text:style-name="Source_20_Text"><text:span text:style-name="T115"/></text:span></text:p>
            <text:p text:style-name="P31"><text:span text:style-name="Source_20_Text"><text:span text:style-name="T115">s</text:span></text:span><text:span text:style-name="Source_20_Text"><text:span text:style-name="T15">tr</text:span></text:span><text:span text:style-name="Source_20_Text"><text:span text:style-name="T117">T</text:span></text:span><text:span text:style-name="Source_20_Text"><text:span text:style-name="T118">itle</text:span></text:span><text:span text:style-name="Source_20_Text"><text:span text:style-name="T114">c</text:span></text:span><text:span text:style-name="Source_20_Text"><text:span text:style-name="T15">ase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5">);</text:span></text:span></text:p>
            <text:p text:style-name="P24"><text:span text:style-name="Source_20_Text"><text:span text:style-name="T15"/></text:span></text:p>
            <text:p text:style-name="P31"><text:span text:style-name="Source_20_Text"><text:span text:style-name="T119">strTruncate(st</text:span></text:span><text:span text:style-name="Source_20_Text"><text:span text:style-name="T109">ring</text:span></text:span><text:span text:style-name="Source_20_Text"><text:span text:style-name="T119">);</text:span></text:span></text:p>
            <text:p text:style-name="P31"><text:span text:style-name="Source_20_Text"><text:span text:style-name="T119"/></text:span></text:p>
            <text:p text:style-name="P31"><text:span text:style-name="Source_20_Text"><text:span text:style-name="T15">strUpFirst(s</text:span></text:span><text:span text:style-name="Source_20_Text"><text:span text:style-name="T106">tri</text:span></text:span><text:span text:style-name="Source_20_Text"><text:span text:style-name="T107">ng</text:span></text:span><text:span text:style-name="Source_20_Text"><text:span text:style-name="T15">);</text:span></text:span></text:p>
          </table:table-cell>
          <table:table-cell table:style-name="Table5.B2" table:number-rows-spanned="4" office:value-type="string">
            <text:p text:style-name="P33"><text:span text:style-name="Source_20_Text"><text:span text:style-name="T109"/></text:span></text:p>
            <text:p text:style-name="P33"><text:span text:style-name="Source_20_Text"><text:span text:style-name="T109">a</text:span></text:span><text:span text:style-name="Source_20_Text"><text:span text:style-name="T15">ssert</text:span></text:span><text:span text:style-name="Source_20_Text"><text:span text:style-name="T109">(condition[,message</text:span></text:span><text:span text:style-name="Source_20_Text"><text:span text:style-name="T120">|error</text:span></text:span><text:span text:style-name="Source_20_Text"><text:span text:style-name="T109">]);</text:span></text:span></text:p>
            <text:p text:style-name="P34"><text:span text:style-name="Source_20_Text"><text:span text:style-name="T109">assertTrue(condition[,message</text:span></text:span><text:span text:style-name="Source_20_Text"><text:span text:style-name="T120">|error</text:span></text:span><text:span text:style-name="Source_20_Text"><text:span text:style-name="T109">]);</text:span></text:span></text:p>
            <text:p text:style-name="P35"><text:span text:style-name="Source_20_Text"><text:span text:style-name="T109"/></text:span></text:p>
            <text:p text:style-name="P34"><text:span text:style-name="Source_20_Text"><text:span text:style-name="T109">assertFalse(condition[,message</text:span></text:span><text:span text:style-name="Source_20_Text"><text:span text:style-name="T120">|error</text:span></text:span><text:span text:style-name="Source_20_Text"><text:span text:style-name="T109">]);</text:span></text:span></text:p>
            <text:p text:style-name="P35"><text:span text:style-name="Source_20_Text"><text:span text:style-name="T109"/></text:span></text:p>
            <text:p text:style-name="P36"><text:span text:style-name="Source_20_Text"><text:span text:style-name="T121">assertThrows</text:span></text:span><text:span text:style-name="Source_20_Text"><text:span text:style-name="T122">(callback[,message</text:span></text:span><text:span text:style-name="Source_20_Text"><text:span text:style-name="T120">|error</text:span></text:span><text:span text:style-name="Source_20_Text"><text:span text:style-name="T122">]);</text:span></text:span></text:p>
            <text:p text:style-name="P37"><text:span text:style-name="Source_20_Text"><text:span text:style-name="T122"/></text:span></text:p>
            <text:p text:style-name="P38"><text:span text:style-name="Source_20_Text"><text:span text:style-name="T123">assertFail(m</text:span></text:span><text:span text:style-name="Source_20_Text"><text:span text:style-name="T124">essage</text:span></text:span><text:span text:style-name="Source_20_Text"><text:span text:style-name="T125">|</text:span></text:span><text:span text:style-name="Source_20_Text"><text:span text:style-name="T126">error</text:span></text:span><text:span text:style-name="Source_20_Text"><text:span text:style-name="T123">);</text:span></text:span></text:p>
            <text:p text:style-name="P39"><text:span text:style-name="Source_20_Text"><text:span text:style-name="T109"/></text:span></text:p>
            <text:p text:style-name="P34"><text:span text:style-name="Source_20_Text"><text:span text:style-name="T109">assertEqual(value1,value2[,message</text:span></text:span><text:span text:style-name="Source_20_Text"><text:span text:style-name="T120">|error</text:span></text:span><text:span text:style-name="Source_20_Text"><text:span text:style-name="T109">]);</text:span></text:span></text:p>
            <text:p text:style-name="P34"><text:span text:style-name="Source_20_Text"><text:span text:style-name="T109">assertNotEqual</text:span></text:span><text:span text:style-name="Source_20_Text"><text:span text:style-name="T127">(</text:span></text:span><text:span text:style-name="Source_20_Text"><text:span text:style-name="T109">value1,value2[,message</text:span></text:span><text:span text:style-name="Source_20_Text"><text:span text:style-name="T120">|error</text:span></text:span><text:span text:style-name="Source_20_Text"><text:span text:style-name="T109">]);</text:span></text:span></text:p>
            <text:p text:style-name="P39"><text:span text:style-name="Source_20_Text"><text:span text:style-name="T109"/></text:span></text:p>
            <text:p text:style-name="P34"><text:span text:style-name="Source_20_Text"><text:span text:style-name="T109">assertStrictEqual</text:span></text:span><text:span text:style-name="Source_20_Text"><text:span text:style-name="T128">(</text:span></text:span><text:span text:style-name="Source_20_Text"><text:span text:style-name="T109">value1,value2[,message</text:span></text:span><text:span text:style-name="Source_20_Text"><text:span text:style-name="T120">|error</text:span></text:span><text:span text:style-name="Source_20_Text"><text:span text:style-name="T109">]);</text:span></text:span></text:p>
            <text:p text:style-name="P34"><text:span text:style-name="Source_20_Text"><text:span text:style-name="T109">assertNotStrictEqual</text:span></text:span><text:span text:style-name="Source_20_Text"><text:span text:style-name="T128">(</text:span></text:span><text:span text:style-name="Source_20_Text"><text:span text:style-name="T109">value1,value2[,message</text:span></text:span><text:span text:style-name="Source_20_Text"><text:span text:style-name="T120">|error</text:span></text:span><text:span text:style-name="Source_20_Text"><text:span text:style-name="T109">]);</text:span></text:span></text:p>
            <text:p text:style-name="P39"><text:span text:style-name="Source_20_Text"><text:span text:style-name="T109"/></text:span></text:p>
            <text:p text:style-name="P34"><text:span text:style-name="Source_20_Text"><text:span text:style-name="T109">assertDeepEqual</text:span></text:span><text:span text:style-name="Source_20_Text"><text:span text:style-name="T128">(</text:span></text:span><text:span text:style-name="Source_20_Text"><text:span text:style-name="T109">value1,value2[,message</text:span></text:span><text:span text:style-name="Source_20_Text"><text:span text:style-name="T120">|error</text:span></text:span><text:span text:style-name="Source_20_Text"><text:span text:style-name="T109">]);</text:span></text:span></text:p>
            <text:p text:style-name="P34"><text:span text:style-name="Source_20_Text"><text:span text:style-name="T109">assertNotDeepEqual</text:span></text:span><text:span text:style-name="Source_20_Text"><text:span text:style-name="T128">(</text:span></text:span><text:span text:style-name="Source_20_Text"><text:span text:style-name="T109">value1,value2[,message</text:span></text:span><text:span text:style-name="Source_20_Text"><text:span text:style-name="T120">|error</text:span></text:span><text:span text:style-name="Source_20_Text"><text:span text:style-name="T109">]);</text:span></text:span></text:p>
            <text:p text:style-name="P39"><text:span text:style-name="Source_20_Text"><text:span text:style-name="T109"/></text:span></text:p>
            <text:p text:style-name="P34"><text:span text:style-name="Source_20_Text"><text:span text:style-name="T109">assertDeepStrictEqual</text:span></text:span><text:span text:style-name="Source_20_Text"><text:span text:style-name="T128">(</text:span></text:span><text:span text:style-name="Source_20_Text"><text:span text:style-name="T109">value1,value2[,message</text:span></text:span><text:span text:style-name="Source_20_Text"><text:span text:style-name="T120">|error</text:span></text:span><text:span text:style-name="Source_20_Text"><text:span text:style-name="T109">]);</text:span></text:span></text:p>
            <text:p text:style-name="P34"><text:span text:style-name="Source_20_Text"><text:span text:style-name="T109">assertNotDeepStrictEqual</text:span></text:span><text:span text:style-name="Source_20_Text"><text:span text:style-name="T128">(</text:span></text:span><text:span text:style-name="Source_20_Text"><text:span text:style-name="T109">value1,value2[,</text:span></text:span><text:span text:style-name="Source_20_Text"><text:span text:style-name="T120">message|error</text:span></text:span><text:span text:style-name="Source_20_Text"><text:span text:style-name="T109">]);</text:span></text:span></text:p>
            <text:p text:style-name="P40"/>
            <text:p text:style-name="P41"><text:span text:style-name="Source_20_Text"><text:span text:style-name="T121">assertIs(value,</text:span></text:span><text:span text:style-name="Source_20_Text"><text:span text:style-name="T129">exptectedType</text:span></text:span><text:span text:style-name="Source_20_Text"><text:span text:style-name="T121">[,message</text:span></text:span><text:span text:style-name="Source_20_Text"><text:span text:style-name="T120">|error</text:span></text:span><text:span text:style-name="Source_20_Text"><text:span text:style-name="T121">]);</text:span></text:span></text:p>
            <text:p text:style-name="P41"><text:span text:style-name="Source_20_Text"><text:span text:style-name="T121">assertIsNot(value,</text:span></text:span><text:span text:style-name="Source_20_Text"><text:span text:style-name="T129">exptectedType</text:span></text:span><text:span text:style-name="Source_20_Text"><text:span text:style-name="T121">[,message</text:span></text:span><text:span text:style-name="Source_20_Text"><text:span text:style-name="T120">|error</text:span></text:span><text:span text:style-name="Source_20_Text"><text:span text:style-name="T121">]);</text:span></text:span></text:p>
            <text:p text:style-name="P39"><text:span text:style-name="Source_20_Text"><text:span text:style-name="T121"/></text:span></text:p>
            <text:p text:style-name="P34"><text:span text:style-name="Source_20_Text"><text:span text:style-name="T121">assertIsNil(value[,message</text:span></text:span><text:span text:style-name="Source_20_Text"><text:span text:style-name="T120">|error</text:span></text:span><text:span text:style-name="Source_20_Text"><text:span text:style-name="T121">]);</text:span></text:span></text:p>
            <text:p text:style-name="P34"><text:span text:style-name="Source_20_Text"><text:span text:style-name="T121">assertIsNotNil(value[,message</text:span></text:span><text:span text:style-name="Source_20_Text"><text:span text:style-name="T120">|error</text:span></text:span><text:span text:style-name="Source_20_Text"><text:span text:style-name="T121">]);</text:span></text:span></text:p>
            <text:p text:style-name="P40"><text:span text:style-name="Source_20_Text"><text:span text:style-name="T121"/></text:span></text:p>
            <text:p text:style-name="P34"><text:span text:style-name="Source_20_Text"><text:span text:style-name="T121">assertMatch(s</text:span></text:span><text:span text:style-name="Source_20_Text"><text:span text:style-name="T130">tring</text:span></text:span><text:span text:style-name="Source_20_Text"><text:span text:style-name="T121">,r</text:span></text:span><text:span text:style-name="Source_20_Text"><text:span text:style-name="T130">egexp</text:span></text:span><text:span text:style-name="Source_20_Text"><text:span text:style-name="T121">[,message</text:span></text:span><text:span text:style-name="Source_20_Text"><text:span text:style-name="T120">|error</text:span></text:span><text:span text:style-name="Source_20_Text"><text:span text:style-name="T121">]);</text:span></text:span></text:p>
            <text:p text:style-name="P34"><text:span text:style-name="Source_20_Text"><text:span text:style-name="T130">assertD</text:span></text:span><text:span text:style-name="Source_20_Text"><text:span text:style-name="T121">oesNotMatch(s</text:span></text:span><text:span text:style-name="Source_20_Text"><text:span text:style-name="T130">tring</text:span></text:span><text:span text:style-name="Source_20_Text"><text:span text:style-name="T121">,r</text:span></text:span><text:span text:style-name="Source_20_Text"><text:span text:style-name="T130">egexp</text:span></text:span><text:span text:style-name="Source_20_Text"><text:span text:style-name="T121">[,message</text:span></text:span><text:span text:style-name="Source_20_Text"><text:span text:style-name="T120">|error</text:span></text:span><text:span text:style-name="Source_20_Text"><text:span text:style-name="T121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31">minmax</text:span>(value,min,max);</text:p>
            <text:p text:style-name="P43"><text:span text:style-name="Source_20_Text"><text:span text:style-name="T15">inRange(value,min,max);</text:span></text:span></text:p>
            <text:p text:style-name="P43"><text:span text:style-name="Source_20_Text"><text:span text:style-name="T132">signbit(value);</text:span></text:span></text:p>
          </table:table-cell>
        </table:table-row>
        <table:table-row table:style-name="Table5.3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15">randomInt([max]);</text:span></text:span></text:p>
            <text:p text:style-name="P44"><text:span text:style-name="Source_20_Text"><text:span text:style-name="T15">randomInt(min,max);</text:span></text:span></text:p>
            <text:p text:style-name="P44"><text:span text:style-name="Source_20_Text"><text:span text:style-name="T15">randomFloat([max]);</text:span></text:span></text:p>
            <text:p text:style-name="P44"><text:span text:style-name="Source_20_Text"><text:span text:style-name="T15">randomFloat(min,max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5">isEven(value);</text:p>
            <text:p text:style-name="P45">isOdd(valu<text:span text:style-name="T133">e</text:span>);</text:p>
            <text:p text:style-name="P46">isInt8(value);</text:p>
            <text:p text:style-name="P46">isInt16(value);</text:p>
            <text:p text:style-name="P46">isUInt32(value);</text:p>
            <text:p text:style-name="P46">isUInt8(value);</text:p>
            <text:p text:style-name="P46">isUInt16(value);</text:p>
            <text:p text:style-name="P46">isInt32(value);</text:p>
            <text:p text:style-name="P46">isBigInt64(value);</text:p>
            <text:p text:style-name="P47"><text:span text:style-name="T134">i</text:span><text:span text:style-name="T135">s</text:span>BigUInt64(value);</text:p>
            <text:p text:style-name="P47"><text:span text:style-name="T135">is</text:span>Float<text:span text:style-name="T136">16</text:span>(value);</text:p>
            <text:p text:style-name="P44"><text:span text:style-name="Source_20_Text"><text:span text:style-name="T132">isFloat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32">);</text:span></text:span></text:p>
          </table:table-cell>
        </table:table-row>
        <table:table-row table:style-name="Table5.4">
          <table:covered-table-cell table:style-name="Table5.A2"/>
          <table:covered-table-cell table:style-name="Table5.B2"/>
          <table:table-cell table:style-name="Table5.C2" office:value-type="string">
            <text:p text:style-name="P44"><text:span text:style-name="Source_20_Text"><text:span text:style-name="T99">toInteger(valu</text:span></text:span><text:span text:style-name="Source_20_Text"><text:span text:style-name="T100">e</text:span></text:span><text:span text:style-name="Source_20_Text"><text:span text:style-name="T99">);</text:span></text:span></text:p>
            <text:p text:style-name="P48"><text:span text:style-name="Source_20_Text"><text:span text:style-name="T137">toIntegerOrInfinity(value);</text:span></text:span></text:p>
            <text:p text:style-name="P45"><text:span text:style-name="T138">t</text:span><text:span text:style-name="T139">oInt8(value);</text:span></text:p>
            <text:p text:style-name="P47">toInt16(value);</text:p>
            <text:p text:style-name="P47">toInt32(value);</text:p>
            <text:p text:style-name="P47">toUInt8(value);</text:p>
            <text:p text:style-name="P47">toUInt<text:span text:style-name="T140">1</text:span>6(value);</text:p>
            <text:p text:style-name="P47">toUInt32(value;</text:p>
            <text:p text:style-name="P47">toBigInt64(value);</text:p>
            <text:p text:style-name="P47">toBigUInt64(value);</text:p>
            <text:p text:style-name="P47"><text:span text:style-name="T140">toFloat</text:span><text:span text:style-name="T135">16</text:span><text:span text:style-name="T140">(value);</text:span></text:p>
            <text:p text:style-name="P46"><text:span text:style-name="Source_20_Text"><text:span text:style-name="T141">toFloat32(value);</text:span></text:span>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50"><text:span text:style-name="Source_20_Text"><text:span text:style-name="T142">Collections </text:span></text:span><text:span text:style-name="Source_20_Text"><text:span text:style-name="T143">API</text:span></text:span></text:p>
          </table:table-cell>
          <table:covered-table-cell/>
          <table:table-cell table:style-name="Table4.C1" office:value-type="string">
            <text:p text:style-name="P51">Polyfills</text:p>
          </table:table-cell>
        </table:table-row>
        <table:table-row>
          <table:table-cell table:style-name="Table4.A2" office:value-type="string">
            <text:p text:style-name="P52"><text:span text:style-name="Source_20_Text"><text:span text:style-name="T144">arrayDeepClone(array);</text:span></text:span></text:p>
            <text:p text:style-name="P52"><text:span text:style-name="Source_20_Text"><text:span text:style-name="T144">arrayMerge(target,so</text:span></text:span><text:span text:style-name="Source_20_Text"><text:span text:style-name="T145">ur</text:span></text:span><text:span text:style-name="Source_20_Text"><text:span text:style-name="T146">c</text:span></text:span><text:span text:style-name="Source_20_Text"><text:span text:style-name="T144">e</text:span></text:span><text:span text:style-name="Source_20_Text"><text:span text:style-name="T145">1</text:span></text:span><text:span text:style-name="Source_20_Text"><text:span text:style-name="T144">[,</text:span></text:span><text:span text:style-name="Source_20_Text"><text:span text:style-name="T146">s</text:span></text:span><text:span text:style-name="Source_20_Text"><text:span text:style-name="T145">ou</text:span></text:span><text:span text:style-name="Source_20_Text"><text:span text:style-name="T146">r</text:span></text:span><text:span text:style-name="Source_20_Text"><text:span text:style-name="T145">ce</text:span></text:span><text:span text:style-name="Source_20_Text"><text:span text:style-name="T144">N]);</text:span></text:span></text:p>
            <text:p text:style-name="P53"><text:span text:style-name="Source_20_Text"><text:span text:style-name="T147">arrayAdd</text:span></text:span><text:span text:style-name="Source_20_Text"><text:span text:style-name="T144">(array,value);</text:span></text:span></text:p>
            <text:p text:style-name="P53"><text:span text:style-name="Source_20_Text"><text:span text:style-name="T144">arrayClear(array); </text:span></text:span></text:p>
            <text:p text:style-name="P53"><text:span text:style-name="Source_20_Text"><text:span text:style-name="T148">arrayRemove(array,value[,all </text:span></text:span><text:span text:style-name="Source_20_Text"><text:span text:style-name="T149">= false</text:span></text:span><text:span text:style-name="Source_20_Text"><text:span text:style-name="T148">]);</text:span></text:span></text:p>
            <text:p text:style-name="P54"><text:span text:style-name="Source_20_Text"><text:span text:style-name="T148">arrayRemove</text:span></text:span><text:span text:style-name="Source_20_Text"><text:span text:style-name="T150">By</text:span></text:span><text:span text:style-name="Source_20_Text"><text:span text:style-name="T148">(array,c</text:span></text:span><text:span text:style-name="Source_20_Text"><text:span text:style-name="T150">allback</text:span></text:span><text:span text:style-name="Source_20_Text"><text:span text:style-name="T148">[,all</text:span></text:span><text:span text:style-name="Source_20_Text"><text:span text:style-name="T149">=false</text:span></text:span><text:span text:style-name="Source_20_Text"><text:span text:style-name="T148">]);</text:span></text:span></text:p>
            <text:p text:style-name="P55"><text:span text:style-name="Source_20_Text"><text:span text:style-name="T151"/></text:span></text:p>
            <text:p text:style-name="P55"><text:span text:style-name="Source_20_Text"><text:span text:style-name="T151">arrayRange([start=0[,end = </text:span></text:span><text:span text:style-name="Source_20_Text"><text:span text:style-name="T152">99</text:span></text:span><text:span text:style-name="Source_20_Text"><text:span text:style-name="T151">[,step = 1]]]);</text:span></text:span></text:p>
            <text:p text:style-name="P56"><text:span text:style-name="Source_20_Text"><text:span text:style-name="T153">iterRange([start=0[,step=1[,end=Infinity]]]);</text:span></text:span></text:p>
            <text:p text:style-name="P56"><text:span text:style-name="Source_20_Text"><text:span text:style-name="T153"/></text:span></text:p>
            <text:p text:style-name="P57"><text:span text:style-name="Source_20_Text"><text:span text:style-name="T8">arrayCycle(i</text:span></text:span><text:span text:style-name="Source_20_Text"><text:span text:style-name="T154">terator</text:span></text:span><text:span text:style-name="Source_20_Text"><text:span text:style-name="T8">[,n </text:span></text:span><text:span text:style-name="Source_20_Text"><text:span text:style-name="T155">= 100</text:span></text:span><text:span text:style-name="Source_20_Text"><text:span text:style-name="T8">]);</text:span></text:span></text:p>
            <text:p text:style-name="P56"><text:span text:style-name="Source_20_Text"><text:span text:style-name="T153">iterCycle(iter</text:span></text:span><text:span text:style-name="Source_20_Text"><text:span text:style-name="T156">ator</text:span></text:span><text:span text:style-name="Source_20_Text"><text:span text:style-name="T153">[,n </text:span></text:span><text:span text:style-name="Source_20_Text"><text:span text:style-name="T157">= Infinity</text:span></text:span><text:span text:style-name="Source_20_Text"><text:span text:style-name="T153">]);</text:span></text:span></text:p>
            <text:p text:style-name="P58"><text:span text:style-name="Source_20_Text"><text:span text:style-name="T8"/></text:span></text:p>
            <text:p text:style-name="P58"><text:span text:style-name="Source_20_Text"><text:span text:style-name="T8">arrayRepeat(value[,n </text:span></text:span><text:span text:style-name="Source_20_Text"><text:span text:style-name="T158">= 100</text:span></text:span><text:span text:style-name="Source_20_Text"><text:span text:style-name="T8">]);</text:span></text:span></text:p>
            <text:p text:style-name="P56"><text:span text:style-name="Source_20_Text"><text:span text:style-name="T8">iterRepeat(value[,n </text:span></text:span><text:span text:style-name="Source_20_Text"><text:span text:style-name="T157">= Infinity</text:span></text:span><text:span text:style-name="Source_20_Text"><text:span text:style-name="T8">]);</text:span></text:span></text:p>
            <text:p text:style-name="P59"><text:span text:style-name="Source_20_Text"><text:span text:style-name="T159"/></text:span></text:p>
            <text:p text:style-name="P59"><text:span text:style-name="Source_20_Text"><text:span text:style-name="T159">unique(iterator[,resolver]);</text:span></text:span></text:p>
            <text:p text:style-name="P59"><text:span text:style-name="Source_20_Text"><text:span text:style-name="T153">slice(i</text:span></text:span><text:span text:style-name="Source_20_Text"><text:span text:style-name="T154">terator</text:span></text:span><text:span text:style-name="Source_20_Text"><text:span text:style-name="T153">[,begin=0[,end = Infinity]]);</text:span></text:span></text:p>
            <text:p text:style-name="P57"><text:span text:style-name="Source_20_Text"><text:span text:style-name="T153">withOut(i</text:span></text:span><text:span text:style-name="Source_20_Text"><text:span text:style-name="T154">terator</text:span></text:span><text:span text:style-name="Source_20_Text"><text:span text:style-name="T153">,filter</text:span></text:span><text:span text:style-name="Source_20_Text"><text:span text:style-name="T154">Iterator</text:span></text:span><text:span text:style-name="Source_20_Text"><text:span text:style-name="T153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reduce(i</text:span></text:span><text:span text:style-name="Source_20_Text"><text:span text:style-name="T154">terator</text:span></text:span><text:span text:style-name="Source_20_Text"><text:span text:style-name="T8">,callback[,initialvalue]);</text:span></text:span></text:p>
            <text:p text:style-name="P60"><text:span text:style-name="Source_20_Text"><text:span text:style-name="T160">count</text:span></text:span><text:span text:style-name="Source_20_Text"><text:span text:style-name="T8">(i</text:span></text:span><text:span text:style-name="Source_20_Text"><text:span text:style-name="T154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take(i</text:span></text:span><text:span text:style-name="Source_20_Text"><text:span text:style-name="T154">terator</text:span></text:span><text:span text:style-name="Source_20_Text"><text:span text:style-name="T8">[,n </text:span></text:span><text:span text:style-name="Source_20_Text"><text:span text:style-name="T161">= 1</text:span></text:span><text:span text:style-name="Source_20_Text"><text:span text:style-name="T8">]);</text:span></text:span></text:p>
            <text:p text:style-name="P60"><text:span text:style-name="Source_20_Text"><text:span text:style-name="T8">takeWhile(i</text:span></text:span><text:span text:style-name="Source_20_Text"><text:span text:style-name="T154">terator</text:span></text:span><text:span text:style-name="Source_20_Text"><text:span text:style-name="T8">,callback);</text:span></text:span></text:p>
            <text:p text:style-name="P60"><text:span text:style-name="Source_20_Text"><text:span text:style-name="T8">takeRight(i</text:span></text:span><text:span text:style-name="Source_20_Text"><text:span text:style-name="T154">terator</text:span></text:span><text:span text:style-name="Source_20_Text"><text:span text:style-name="T8">[,n </text:span></text:span><text:span text:style-name="Source_20_Text"><text:span text:style-name="T161">= 1</text:span></text:span><text:span text:style-name="Source_20_Text"><text:span text:style-name="T8">]);</text:span></text:span></text:p>
            <text:p text:style-name="P60"><text:span text:style-name="Source_20_Text"><text:span text:style-name="T8">takeRightWhile(i</text:span></text:span><text:span text:style-name="Source_20_Text"><text:span text:style-name="T154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8">drop(i</text:span></text:span><text:span text:style-name="Source_20_Text"><text:span text:style-name="T154">terator</text:span></text:span><text:span text:style-name="Source_20_Text"><text:span text:style-name="T8">[,n </text:span></text:span><text:span text:style-name="Source_20_Text"><text:span text:style-name="T161">= 1</text:span></text:span><text:span text:style-name="Source_20_Text"><text:span text:style-name="T8">]);</text:span></text:span><text:span text:style-name="Source_20_Text"><text:span text:style-name="T162"> </text:span></text:span></text:p>
            <text:p text:style-name="P60"><text:span text:style-name="Source_20_Text"><text:span text:style-name="T8">dropWhile(i</text:span></text:span><text:span text:style-name="Source_20_Text"><text:span text:style-name="T154">terator</text:span></text:span><text:span text:style-name="Source_20_Text"><text:span text:style-name="T8">,callback);</text:span></text:span></text:p>
            <text:p text:style-name="P60"><text:span text:style-name="Source_20_Text"><text:span text:style-name="T8">dropRight(i</text:span></text:span><text:span text:style-name="Source_20_Text"><text:span text:style-name="T154">terator</text:span></text:span><text:span text:style-name="Source_20_Text"><text:span text:style-name="T8">[,n </text:span></text:span><text:span text:style-name="Source_20_Text"><text:span text:style-name="T161">= 1</text:span></text:span><text:span text:style-name="Source_20_Text"><text:span text:style-name="T8">]);</text:span></text:span></text:p>
            <text:p text:style-name="P60"><text:span text:style-name="Source_20_Text"><text:span text:style-name="T8">dropRightWhile(i</text:span></text:span><text:span text:style-name="Source_20_Text"><text:span text:style-name="T154">terator</text:span></text:span><text:span text:style-name="Source_20_Text"><text:span text:style-name="T8">,callback);</text:span></text:span></text:p>
            <text:p text:style-name="P60"><text:span text:style-name="Source_20_Text"><text:span text:style-name="T8"/></text:span></text:p>
            <text:p text:style-name="P61"><text:span text:style-name="Source_20_Text"><text:span text:style-name="T8">isSuperset(superCollection,subCollection);</text:span></text:span></text:p>
            <text:p text:style-name="P60"><text:span text:style-name="Source_20_Text"><text:span text:style-name="T8">setDifference(</text:span></text:span><text:span text:style-name="Source_20_Text"><text:span text:style-name="T163">set1,set2</text:span></text:span><text:span text:style-name="Source_20_Text"><text:span text:style-name="T8">);</text:span></text:span></text:p>
            <text:p text:style-name="P61"><text:span text:style-name="Source_20_Text"><text:span text:style-name="T8">setIntersection(</text:span></text:span><text:span text:style-name="Source_20_Text"><text:span text:style-name="T163">set1,set2</text:span></text:span><text:span text:style-name="Source_20_Text"><text:span text:style-name="T8">);</text:span></text:span></text:p>
            <text:p text:style-name="P61"><text:span text:style-name="Source_20_Text"><text:span text:style-name="T8">setSymmetricDifference(</text:span></text:span><text:span text:style-name="Source_20_Text"><text:span text:style-name="T163">set1,set2</text:span></text:span><text:span text:style-name="Source_20_Text"><text:span text:style-name="T8">);</text:span></text:span></text:p>
            <text:p text:style-name="P61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7"><text:span text:style-name="Source_20_Text"><text:span text:style-name="T164">forEach</text:span></text:span><text:span text:style-name="Source_20_Text"><text:span text:style-name="T153">(i</text:span></text:span><text:span text:style-name="Source_20_Text"><text:span text:style-name="T154">terator</text:span></text:span><text:span text:style-name="Source_20_Text"><text:span text:style-name="T153">,callback);</text:span></text:span></text:p>
            <text:p text:style-name="P62"><text:span text:style-name="Source_20_Text"><text:span text:style-name="T165">map(i</text:span></text:span><text:span text:style-name="Source_20_Text"><text:span text:style-name="T166">terator</text:span></text:span><text:span text:style-name="Source_20_Text"><text:span text:style-name="T165">,callback);</text:span></text:span></text:p>
            <text:p text:style-name="P60"><text:span text:style-name="Source_20_Text"><text:span text:style-name="T153">enumerate(i</text:span></text:span><text:span text:style-name="Source_20_Text"><text:span text:style-name="T154">terator</text:span></text:span><text:span text:style-name="Source_20_Text"><text:span text:style-name="T153">[,offset = 0]);</text:span></text:span></text:p>
            <text:p text:style-name="P60"><text:span text:style-name="Source_20_Text"><text:span text:style-name="T8">size(i</text:span></text:span><text:span text:style-name="Source_20_Text"><text:span text:style-name="T154">terator</text:span></text:span><text:span text:style-name="Source_20_Text"><text:span text:style-name="T8">);</text:span></text:span></text:p>
            <text:p text:style-name="P63"><text:span text:style-name="Source_20_Text"><text:span text:style-name="T167"/></text:span></text:p>
            <text:p text:style-name="P60"><text:span text:style-name="Source_20_Text"><text:span text:style-name="T8">every(i</text:span></text:span><text:span text:style-name="Source_20_Text"><text:span text:style-name="T154">terator</text:span></text:span><text:span text:style-name="Source_20_Text"><text:span text:style-name="T8">,c</text:span></text:span><text:span text:style-name="Source_20_Text"><text:span text:style-name="T168">allback</text:span></text:span><text:span text:style-name="Source_20_Text"><text:span text:style-name="T8">);</text:span></text:span></text:p>
            <text:p text:style-name="P60"><text:span text:style-name="Source_20_Text"><text:span text:style-name="T8">some(i</text:span></text:span><text:span text:style-name="Source_20_Text"><text:span text:style-name="T154">terator</text:span></text:span><text:span text:style-name="Source_20_Text"><text:span text:style-name="T8">,c</text:span></text:span><text:span text:style-name="Source_20_Text"><text:span text:style-name="T168">allback</text:span></text:span><text:span text:style-name="Source_20_Text"><text:span text:style-name="T8">);</text:span></text:span><text:span text:style-name="Source_20_Text"><text:span text:style-name="T169"> </text:span></text:span></text:p>
            <text:p text:style-name="P60"><text:span text:style-name="Source_20_Text"><text:span text:style-name="T153">none(i</text:span></text:span><text:span text:style-name="Source_20_Text"><text:span text:style-name="T154">terator</text:span></text:span><text:span text:style-name="Source_20_Text"><text:span text:style-name="T153">,c</text:span></text:span><text:span text:style-name="Source_20_Text"><text:span text:style-name="T168">allback</text:span></text:span><text:span text:style-name="Source_20_Text"><text:span text:style-name="T153">);</text:span></text:span></text:p>
            <text:p text:style-name="P60"><text:span text:style-name="Source_20_Text"><text:span text:style-name="T153"/></text:span></text:p>
            <text:p text:style-name="P60"><text:span text:style-name="Source_20_Text"><text:span text:style-name="T8">includes(i</text:span></text:span><text:span text:style-name="Source_20_Text"><text:span text:style-name="T154">terator</text:span></text:span><text:span text:style-name="Source_20_Text"><text:span text:style-name="T8">,value);</text:span></text:span></text:p>
            <text:p text:style-name="P60"><text:span text:style-name="Source_20_Text"><text:span text:style-name="T170">contains</text:span></text:span><text:span text:style-name="Source_20_Text"><text:span text:style-name="T8">(i</text:span></text:span><text:span text:style-name="Source_20_Text"><text:span text:style-name="T154">terator</text:span></text:span><text:span text:style-name="Source_20_Text"><text:span text:style-name="T8">,value);</text:span></text:span></text:p>
            <text:p text:style-name="P60"><text:span text:style-name="Source_20_Text"><text:span text:style-name="T8">find(i</text:span></text:span><text:span text:style-name="Source_20_Text"><text:span text:style-name="T154">terator</text:span></text:span><text:span text:style-name="Source_20_Text"><text:span text:style-name="T8">,c</text:span></text:span><text:span text:style-name="Source_20_Text"><text:span text:style-name="T168">allback</text:span></text:span><text:span text:style-name="Source_20_Text"><text:span text:style-name="T8">);</text:span></text:span></text:p>
            <text:p text:style-name="P60"><text:span text:style-name="Source_20_Text"><text:span text:style-name="T8">findLast(i</text:span></text:span><text:span text:style-name="Source_20_Text"><text:span text:style-name="T154">terator</text:span></text:span><text:span text:style-name="Source_20_Text"><text:span text:style-name="T8">,callback);</text:span></text:span></text:p>
            <text:p text:style-name="P60"><text:span text:style-name="Source_20_Text"><text:span text:style-name="T8">filter(i</text:span></text:span><text:span text:style-name="Source_20_Text"><text:span text:style-name="T154">terator</text:span></text:span><text:span text:style-name="Source_20_Text"><text:span text:style-name="T8">,c</text:span></text:span><text:span text:style-name="Source_20_Text"><text:span text:style-name="T168">allback</text:span></text:span><text:span text:style-name="Source_20_Text"><text:span text:style-name="T8">);</text:span></text:span></text:p>
            <text:p text:style-name="P60"><text:span text:style-name="Source_20_Text"><text:span text:style-name="T171">reject(i</text:span></text:span><text:span text:style-name="Source_20_Text"><text:span text:style-name="T154">terator</text:span></text:span><text:span text:style-name="Source_20_Text"><text:span text:style-name="T171">,c</text:span></text:span><text:span text:style-name="Source_20_Text"><text:span text:style-name="T168">allback</text:span></text:span><text:span text:style-name="Source_20_Text"><text:span text:style-name="T171">);</text:span></text:span></text:p>
            <text:p text:style-name="P57"><text:span text:style-name="Source_20_Text"><text:span text:style-name="T172">p</text:span></text:span><text:span text:style-name="Source_20_Text"><text:span text:style-name="T173">artition(i</text:span></text:span><text:span text:style-name="Source_20_Text"><text:span text:style-name="T174">terator</text:span></text:span><text:span text:style-name="Source_20_Text"><text:span text:style-name="T173">,c</text:span></text:span><text:span text:style-name="Source_20_Text"><text:span text:style-name="T175">a</text:span></text:span><text:span text:style-name="Source_20_Text"><text:span text:style-name="T176">llb</text:span></text:span><text:span text:style-name="Source_20_Text"><text:span text:style-name="T175">a</text:span></text:span><text:span text:style-name="Source_20_Text"><text:span text:style-name="T176">ck</text:span></text:span><text:span text:style-name="Source_20_Text"><text:span text:style-name="T173">);</text:span></text:span></text:p>
            <text:p text:style-name="P64"><text:span text:style-name="Source_20_Text"><text:span text:style-name="T177"/></text:span></text:p>
            <text:p text:style-name="P57"><text:span text:style-name="Source_20_Text"><text:span text:style-name="T8">zip(i</text:span></text:span><text:span text:style-name="Source_20_Text"><text:span text:style-name="T154">terator1</text:span></text:span><text:span text:style-name="Source_20_Text"><text:span text:style-name="T8">[,</text:span></text:span><text:span text:style-name="Source_20_Text"><text:span text:style-name="T154">iteratorN</text:span></text:span><text:span text:style-name="Source_20_Text"><text:span text:style-name="T8">]);</text:span></text:span></text:p>
            <text:p text:style-name="P65"><text:span text:style-name="Source_20_Text"><text:span text:style-name="T178">unzip(i</text:span></text:span><text:span text:style-name="Source_20_Text"><text:span text:style-name="T174">terator</text:span></text:span><text:span text:style-name="Source_20_Text"><text:span text:style-name="T178">);</text:span></text:span></text:p>
            <text:p text:style-name="P65"><text:span text:style-name="Source_20_Text"><text:span text:style-name="T178">zipObj(i</text:span></text:span><text:span text:style-name="Source_20_Text"><text:span text:style-name="T174">terator1</text:span></text:span><text:span text:style-name="Source_20_Text"><text:span text:style-name="T178">,i</text:span></text:span><text:span text:style-name="Source_20_Text"><text:span text:style-name="T174">terator1</text:span></text:span><text:span text:style-name="Source_20_Text"><text:span text:style-name="T178">);</text:span></text:span></text:p>
            <text:p text:style-name="P60"><text:span text:style-name="Source_20_Text"><text:span text:style-name="T177">shuffle(i</text:span></text:span><text:span text:style-name="Source_20_Text"><text:span text:style-name="T154">terator</text:span></text:span><text:span text:style-name="Source_20_Text"><text:span text:style-name="T177">);</text:span></text:span></text:p>
            <text:p text:style-name="P60"><text:span text:style-name="Source_20_Text"><text:span text:style-name="T177"/></text:span></text:p>
            <text:p text:style-name="P66"><text:span text:style-name="Source_20_Text"><text:span text:style-name="T8">min(v</text:span></text:span><text:span text:style-name="Source_20_Text"><text:span text:style-name="T179">alue1[,valueN]</text:span></text:span><text:span text:style-name="Source_20_Text"><text:span text:style-name="T8">);</text:span></text:span></text:p>
            <text:p text:style-name="P67"><text:span text:style-name="Source_20_Text"><text:span text:style-name="T180">max(v</text:span></text:span><text:span text:style-name="Source_20_Text"><text:span text:style-name="T181">alue1[,valueN]</text:span></text:span><text:span text:style-name="Source_20_Text"><text:span text:style-name="T180">);</text:span></text:span></text:p>
            <text:p text:style-name="P60"><text:span text:style-name="Source_20_Text"><text:span text:style-name="T182">sort(i</text:span></text:span><text:span text:style-name="Source_20_Text"><text:span text:style-name="T154">terator</text:span></text:span><text:span text:style-name="Source_20_Text"><text:span text:style-name="T183">[</text:span></text:span><text:span text:style-name="Source_20_Text"><text:span text:style-name="T182">,number</text:span></text:span><text:span text:style-name="Source_20_Text"><text:span text:style-name="T184">s = false</text:span></text:span><text:span text:style-name="Source_20_Text"><text:span text:style-name="T183">]</text:span></text:span><text:span text:style-name="Source_20_Text"><text:span text:style-name="T182">);</text:span></text:span></text:p>
            <text:p text:style-name="P60"><text:span text:style-name="Source_20_Text"><text:span text:style-name="T177">reverse(i</text:span></text:span><text:span text:style-name="Source_20_Text"><text:span text:style-name="T154">terator</text:span></text:span><text:span text:style-name="Source_20_Text"><text:span text:style-name="T177">);</text:span></text:span></text:p>
            <text:p text:style-name="P66"><text:span text:style-name="Source_20_Text"><text:span text:style-name="T8"/></text:span></text:p>
            <text:p text:style-name="P57"><text:span text:style-name="Source_20_Text"><text:span text:style-name="T8">item(i</text:span></text:span><text:span text:style-name="Source_20_Text"><text:span text:style-name="T154">terator</text:span></text:span><text:span text:style-name="Source_20_Text"><text:span text:style-name="T8">,index);</text:span></text:span></text:p>
            <text:p text:style-name="P57"><text:span text:style-name="Source_20_Text"><text:span text:style-name="T185">nth(i</text:span></text:span><text:span text:style-name="Source_20_Text"><text:span text:style-name="T154">terator</text:span></text:span><text:span text:style-name="Source_20_Text"><text:span text:style-name="T185">,index);</text:span></text:span></text:p>
            <text:p text:style-name="P60"><text:span text:style-name="Source_20_Text"><text:span text:style-name="T8">first(i</text:span></text:span><text:span text:style-name="Source_20_Text"><text:span text:style-name="T154">terator</text:span></text:span><text:span text:style-name="Source_20_Text"><text:span text:style-name="T8">);</text:span></text:span></text:p>
            <text:p text:style-name="P60"><text:span text:style-name="Source_20_Text"><text:span text:style-name="T186">head(i</text:span></text:span><text:span text:style-name="Source_20_Text"><text:span text:style-name="T174">terator</text:span></text:span><text:span text:style-name="Source_20_Text"><text:span text:style-name="T186">);</text:span></text:span></text:p>
            <text:p text:style-name="P68"><text:span text:style-name="Source_20_Text"><text:span text:style-name="T144">last(i</text:span></text:span><text:span text:style-name="Source_20_Text"><text:span text:style-name="T166">terator</text:span></text:span><text:span text:style-name="Source_20_Text"><text:span text:style-name="T144">);</text:span></text:span></text:p>
            <text:p text:style-name="P69">initial(i<text:span text:style-name="Source_20_Text"><text:span text:style-name="T187">terator</text:span></text:span>);</text:p>
            <text:p text:style-name="P60"><text:span text:style-name="Source_20_Text"><text:span text:style-name="T8">tail(i</text:span></text:span><text:span text:style-name="Source_20_Text"><text:span text:style-name="T154">terator</text:span></text:span><text:span text:style-name="Source_20_Text"><text:span text:style-name="T8">);</text:span></text:span></text:p>
            <text:p text:style-name="P60"><text:span text:style-name="Source_20_Text"><text:span text:style-name="T8"/></text:span></text:p>
            <text:p text:style-name="P60"><text:span text:style-name="Source_20_Text"><text:span text:style-name="T188">flat(i</text:span></text:span><text:span text:style-name="Source_20_Text"><text:span text:style-name="T154">terator</text:span></text:span><text:span text:style-name="Source_20_Text"><text:span text:style-name="T188">);</text:span></text:span></text:p>
            <text:p text:style-name="P60"><text:span text:style-name="Source_20_Text"><text:span text:style-name="T8">concat(i</text:span></text:span><text:span text:style-name="Source_20_Text"><text:span text:style-name="T154">terator1</text:span></text:span><text:span text:style-name="Source_20_Text"><text:span text:style-name="T8">[,</text:span></text:span><text:span text:style-name="Source_20_Text"><text:span text:style-name="T154">iteratorN</text:span></text:span><text:span text:style-name="Source_20_Text"><text:span text:style-name="T8">]);</text:span></text:span></text:p>
            <text:p text:style-name="P60"><text:span text:style-name="Source_20_Text"><text:span text:style-name="T153">join(i</text:span></text:span><text:span text:style-name="Source_20_Text"><text:span text:style-name="T154">terator</text:span></text:span><text:span text:style-name="Source_20_Text"><text:span text:style-name="T153">[,separator </text:span></text:span><text:span text:style-name="Source_20_Text"><text:span text:style-name="T189">= ","</text:span></text:span><text:span text:style-name="Source_20_Text"><text:span text:style-name="T153">]);</text:span></text:span></text:p>
          </table:table-cell>
          <table:table-cell table:style-name="Table4.C2" office:value-type="string">
            <text:p text:style-name="P70"><text:span text:style-name="Source_20_Text"><text:span text:style-name="T8"/></text:span></text:p>
            <text:p text:style-name="P71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44">Array.fromAsync(); </text:span></text:span></text:a></text:p>
            <text:p text:style-name="P71"><text:span text:style-name="Source_20_Text"><text:span text:style-name="T144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0">Array.prototype.toRevers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44">Array.prototype.toSort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44">Array.prototype.toSpliced();</text:span></text:span></text:a></text:p>
            <text:p text:style-name="P70"><text:span text:style-name="Source_20_Text"><text:span text:style-name="T8"/></text:span></text:p>
            <text:p text:style-name="P70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44">Array.prototype.with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API/Crypto/randomUUID" text:style-name="Internet_20_link" text:visited-style-name="Visited_20_Internet_20_Link"><text:span text:style-name="Source_20_Text"><text:span text:style-name="T144">crypto.randomUUID();</text:span></text:span></text:a></text:p>
            <text:p text:style-name="P72"><text:span text:style-name="Source_20_Text"><text:span text:style-name="T8"/></text:span></text:p>
            <text:p text:style-name="P73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91">Error.isError()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44">globalThis;</text:span></text:span></text:a></text:p>
            <text:p text:style-name="P72"><text:span text:style-name="Source_20_Text"><text:span text:style-name="T8"/></text:span></text:p>
            <text:p text:style-name="P72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44">Map.groupBy();</text:span></text:span></text:a></text:p>
            <text:p text:style-name="P74"><text:span text:style-name="Source_20_Text"><text:span text:style-name="T8"/></text:span></text:p>
            <text:p text:style-name="P74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44">Math.sumPrecise();</text:span></text:span></text:a></text:p>
            <text:p text:style-name="P74"><text:span text:style-name="Source_20_Text"><text:span text:style-name="T8"/></text:span></text:p>
            <text:p text:style-name="P72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92">Object.groupBy();</text:span></text:span></text:a></text:p>
            <text:p text:style-name="P72"><text:span text:style-name="Source_20_Text"><text:span text:style-name="T193"/></text:span></text:p>
            <text:p text:style-name="P72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44">Object</text:span></text:span><text:span text:style-name="Source_20_Text"><text:span text:style-name="T194">.</text:span></text:span><text:span text:style-name="Source_20_Text"><text:span text:style-name="T195">hasOwn();</text:span></text:span></text:a></text:p>
            <text:p text:style-name="P72"><text:span text:style-name="Source_20_Text"><text:span text:style-name="T8"/></text:span></text:p>
            <text:p text:style-name="P75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96">TypedArray.prototype.toReversed();</text:span></text:span></text:a><text:span text:style-name="T144"/></text:p>
            <text:p text:style-name="P75"><text:span text:style-name="Source_20_Text"><text:span text:style-name="T167"/></text:span></text:p>
            <text:p text:style-name="P75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96">TypedArray.prototype.toSorted();</text:span></text:span></text:a></text:p>
            <text:p text:style-name="P75"><text:span text:style-name="Source_20_Text"><text:span text:style-name="T167"/></text:span></text:p>
            <text:p text:style-name="P75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96">TypedArray.prototype.with();</text:span></text:span></text:a></text:p>
            <text:p text:style-name="P75"><text:span text:style-name="Source_20_Text"><text:span text:style-name="T167"/></text:span></text:p>
            <text:p text:style-name="P76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197">globalThis.AsyncFunction();</text:span></text:span></text:a></text:p>
            <text:p text:style-name="P76"><text:span text:style-name="Source_20_Text"><text:span text:style-name="T197"/></text:span></text:p>
            <text:p text:style-name="P76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198">global</text:span></text:span><text:span text:style-name="Source_20_Text"><text:span text:style-name="T199">this</text:span></text:span><text:span text:style-name="Source_20_Text"><text:span text:style-name="T197">.AsyncGeneratorFunction();</text:span></text:span></text:a></text:p>
            <text:p text:style-name="P77"/>
            <text:p text:style-name="P78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97">globalThis.GeneratorFunction();</text:span></text:span></text:a></text:p>
            <text:p text:style-name="P75"><text:span text:style-name="Source_20_Text"><text:span text:style-name="T8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80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81"><text:span text:style-name="Source_20_Text"><text:span text:style-name="T15"/></text:span></text:p>
            <text:p text:style-name="P81"><text:span text:style-name="Source_20_Text"><text:span text:style-name="T15">getText(url,success);</text:span></text:span></text:p>
            <text:p text:style-name="P81"><text:span text:style-name="Source_20_Text"><text:span text:style-name="T15"/></text:span></text:p>
            <text:p text:style-name="P81"><text:span text:style-name="Source_20_Text"><text:span text:style-name="T15">getJson(url,success);</text:span></text:span></text:p>
            <text:p text:style-name="P81"><text:span text:style-name="Source_20_Text"><text:span text:style-name="T132"/></text:span></text:p>
            <text:p text:style-name="P81"><text:span text:style-name="Source_20_Text"><text:span text:style-name="T132">ajax(Options obje</text:span></text:span><text:span text:style-name="Source_20_Text"><text:span text:style-name="T200">ct</text:span></text:span><text:span text:style-name="Source_20_Text"><text:span text:style-name="T132">);</text:span></text:span></text:p>
            <text:p text:style-name="P81"><text:span text:style-name="Source_20_Text"><text:span text:style-name="T132"/></text:span></text:p>
          </table:table-cell>
          <table:table-cell table:style-name="Table2.B2" office:value-type="string">
            <text:p text:style-name="P81"><text:span text:style-name="Source_20_Text"><text:span text:style-name="T201"/></text:span></text:p>
            <text:p text:style-name="P81"><text:span text:style-name="Source_20_Text"><text:span text:style-name="T201">Options object properties (* = default value):</text:span></text:span><text:span text:style-name="Source_20_Text"><text:span text:style-name="T99"> </text:span></text:span></text:p>
            <text:p text:style-name="P81"><text:span text:style-name="Source_20_Text"><text:span text:style-name="T99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2"><text:span text:style-name="Source_20_Text"><text:span text:style-name="T202">Property</text:span></text:span></text:p>
                </table:table-cell>
                <table:table-cell table:style-name="Table6.B1" office:value-type="string">
                  <text:p text:style-name="P83"><text:span text:style-name="T203">V</text:span>alue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url</text:span></text:span></text:p>
                </table:table-cell>
                <table:table-cell table:style-name="Table6.B2" office:value-type="string">
                  <text:p text:style-name="P82"><text:span text:style-name="Source_20_Text"><text:span text:style-name="T204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data</text:span></text:span></text:p>
                </table:table-cell>
                <table:table-cell table:style-name="Table6.B3" office:value-type="string">
                  <text:p text:style-name="P82"><text:span text:style-name="Source_20_Text"><text:span text:style-name="T204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queryType</text:span></text:span></text:p>
                </table:table-cell>
                <table:table-cell table:style-name="Table6.B4" office:value-type="string">
                  <text:p text:style-name="P82"><text:span text:style-name="Source_20_Text"><text:span text:style-name="T205">*</text:span></text:span><text:span text:style-name="Source_20_Text"><text:span text:style-name="T204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type</text:span></text:span></text:p>
                </table:table-cell>
                <table:table-cell table:style-name="Table6.B5" office:value-type="string">
                  <text:p text:style-name="P82"><text:span text:style-name="Source_20_Text"><text:span text:style-name="T205">*</text:span></text:span><text:span text:style-name="Source_20_Text"><text:span text:style-name="T204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success</text:span></text:span></text:p>
                </table:table-cell>
                <table:table-cell table:style-name="Table6.B6" office:value-type="string">
                  <text:p text:style-name="P82"><text:span text:style-name="Source_20_Text"><text:span text:style-name="T204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error</text:span></text:span></text:p>
                </table:table-cell>
                <table:table-cell table:style-name="Table6.B7" office:value-type="string">
                  <text:p text:style-name="P82"><text:span text:style-name="Source_20_Text"><text:span text:style-name="T204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format</text:span></text:span></text:p>
                </table:table-cell>
                <table:table-cell table:style-name="Table6.B8" office:value-type="string">
                  <text:p text:style-name="P82"><text:span text:style-name="Source_20_Text"><text:span text:style-name="T205">*</text:span></text:span><text:span text:style-name="Source_20_Text"><text:span text:style-name="T204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user</text:span></text:span></text:p>
                </table:table-cell>
                <table:table-cell table:style-name="Table6.B9" office:value-type="string">
                  <text:p text:style-name="P82"><text:span text:style-name="Source_20_Text"><text:span text:style-name="T204">string</text:span></text:span></text:p>
                </table:table-cell>
              </table:table-row>
              <table:table-row>
                <table:table-cell table:style-name="Table6.A2" office:value-type="string">
                  <text:p text:style-name="P82"><text:span text:style-name="Source_20_Text"><text:span text:style-name="T99">password</text:span></text:span></text:p>
                </table:table-cell>
                <table:table-cell table:style-name="Table6.B10" office:value-type="string">
                  <text:p text:style-name="P82"><text:span text:style-name="Source_20_Text"><text:span text:style-name="T204">string</text:span></text:span></text:p>
                </table:table-cell>
              </table:table-row>
            </table:table>
            <text:p text:style-name="P81"><text:span text:style-name="Source_20_Text"><text:span text:style-name="T206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4"><text:span text:style-name="Source_20_Text"><text:span text:style-name="T207">Cookie </text:span></text:span><text:span text:style-name="Source_20_Text"><text:span text:style-name="T208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5"><text:span text:style-name="Source_20_Text"><text:span text:style-name="T15"/></text:span></text:p>
            <text:p text:style-name="P85"><text:span text:style-name="Source_20_Text"><text:span text:style-name="T15">getCookie([name]);</text:span></text:span></text:p>
            <text:p text:style-name="P85"><text:span text:style-name="Source_20_Text"><text:span text:style-name="T15"/></text:span></text:p>
            <text:p text:style-name="P85"><text:span text:style-name="Source_20_Text"><text:span text:style-name="T73">h</text:span></text:span><text:span text:style-name="Source_20_Text"><text:span text:style-name="T15">asCookie(name);</text:span></text:span></text:p>
            <text:p text:style-name="P86"><text:span text:style-name="Source_20_Text"><text:span text:style-name="T15"/></text:span></text:p>
            <text:p text:style-name="P87"><text:span text:style-name="Source_20_Text"><text:span text:style-name="T15">setCookie</text:span></text:span><text:span text:style-name="Source_20_Text"><text:span text:style-name="T209">(Options obje</text:span></text:span><text:span text:style-name="Source_20_Text"><text:span text:style-name="T200">ct: </text:span></text:span><text:span text:style-name="Source_20_Text"><text:span text:style-name="T210">properties are the same as the parameters</text:span></text:span><text:span text:style-name="Source_20_Text"><text:span text:style-name="T209">);</text:span></text:span></text:p>
            <text:p text:style-name="P86"><text:span text:style-name="Source_20_Text"><text:span text:style-name="T15">setCookie(name,value[,hours</text:span></text:span><text:span text:style-name="Source_20_Text"><text:span text:style-name="T209">=8760</text:span></text:span><text:span text:style-name="Source_20_Text"><text:span text:style-name="T15">[,path</text:span></text:span><text:span text:style-name="Source_20_Text"><text:span text:style-name="T209">="/"</text:span></text:span><text:span text:style-name="Source_20_Text"><text:span text:style-name="T15">[,domain[,secure[,SameSite</text:span></text:span><text:span text:style-name="Source_20_Text"><text:span text:style-name="T209">=</text:span></text:span><text:span text:style-name="Source_20_Text"><text:span text:style-name="T211">"Lax"</text:span></text:span><text:span text:style-name="Source_20_Text"><text:span text:style-name="T15">[,HttpOnly]]]]]]);</text:span></text:span></text:p>
            <text:p text:style-name="P88"><text:span text:style-name="Source_20_Text"><text:span text:style-name="T15"/></text:span></text:p>
            <text:p text:style-name="P89"><text:span text:style-name="Source_20_Text"><text:span text:style-name="T15">removeCookie</text:span></text:span><text:span text:style-name="Source_20_Text"><text:span text:style-name="T209">(Options obje</text:span></text:span><text:span text:style-name="Source_20_Text"><text:span text:style-name="T200">ct: </text:span></text:span><text:span text:style-name="Source_20_Text"><text:span text:style-name="T210">properties are the same as the parameters</text:span></text:span><text:span text:style-name="Source_20_Text"><text:span text:style-name="T209">);</text:span></text:span></text:p>
            <text:p text:style-name="P90"><text:span text:style-name="Source_20_Text"><text:span text:style-name="T15">removeCookie(name[,path</text:span></text:span><text:span text:style-name="Source_20_Text"><text:span text:style-name="T209">="/"</text:span></text:span><text:span text:style-name="Source_20_Text"><text:span text:style-name="T15">[,domain[,secure[,SameSite</text:span></text:span><text:span text:style-name="Source_20_Text"><text:span text:style-name="T209">=</text:span></text:span><text:span text:style-name="Source_20_Text"><text:span text:style-name="T211">"Lax"</text:span></text:span><text:span text:style-name="Source_20_Text"><text:span text:style-name="T15">[,HttpOnly]]]]]);</text:span></text:span></text:p>
            <text:p text:style-name="P90"><text:span text:style-name="Source_20_Text"><text:span text:style-name="T15"/></text:span></text:p>
            <text:p text:style-name="P85"><text:span text:style-name="Source_20_Text"><text:span text:style-name="T15">clearCookies</text:span></text:span><text:span text:style-name="Source_20_Text"><text:span text:style-name="T209">(Options obje</text:span></text:span><text:span text:style-name="Source_20_Text"><text:span text:style-name="T200">ct: </text:span></text:span><text:span text:style-name="Source_20_Text"><text:span text:style-name="T210">properties are the same as the parameters</text:span></text:span><text:span text:style-name="Source_20_Text"><text:span text:style-name="T209">);</text:span></text:span></text:p>
            <text:p text:style-name="P91"><text:span text:style-name="Source_20_Text"><text:span text:style-name="T15">clearCookies([path</text:span></text:span><text:span text:style-name="Source_20_Text"><text:span text:style-name="T209">="/"</text:span></text:span><text:span text:style-name="Source_20_Text"><text:span text:style-name="T15">[,domain[,</text:span></text:span><text:span text:style-name="Source_20_Text"><text:span text:style-name="T212">sec</text:span></text:span><text:span text:style-name="Source_20_Text"><text:span text:style-name="T15">[,SameSite</text:span></text:span><text:span text:style-name="Source_20_Text"><text:span text:style-name="T209">=</text:span></text:span><text:span text:style-name="Source_20_Text"><text:span text:style-name="T211">"Lax"</text:span></text:span><text:span text:style-name="Source_20_Text"><text:span text:style-name="T15">[,HttpOnly]]]]]);</text:span></text:span></text:p>
            <text:p text:style-name="P91"><text:span text:style-name="Source_20_Text"><text:span text:style-name="T15"/></text:span></text:p>
          </table:table-cell>
          <table:covered-table-cell/>
        </table:table-row>
      </table:table>
      <text:p text:style-name="P92"/>
      <text:p text:style-name="P92"/>
      <text:p text:style-name="P92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3"><text:span text:style-name="T213">Celestra for Node.js </text:span><text:span text:style-name="T214">and Deno</text:span><text:span text:style-name="T213">: </text:span><text:span text:style-name="T215">celestra.</text:span><text:span text:style-name="T216">node.</text:span><text:span text:style-name="T217">m</text:span><text:span text:style-name="T215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4">How to import</text:p>
          </table:table-cell>
          <table:table-cell table:style-name="Table7.B2" table:number-columns-spanned="2" office:value-type="string">
            <text:p text:style-name="P93">Removed functions in the celestra.node.<text:span text:style-name="T218">m</text:span>js</text:p>
          </table:table-cell>
          <table:covered-table-cell/>
        </table:table-row>
        <table:table-row>
          <table:table-cell table:style-name="Table7.A3" office:value-type="string">
            <text:p text:style-name="P95"/>
            <text:p text:style-name="P96">// import the defaultExport object</text:p>
            <text:p text:style-name="P97"/>
            <text:p text:style-name="P98">import defaultExport from "./celestra.<text:span text:style-name="T219">node</text:span>.<text:span text:style-name="T219">m</text:span>js";</text:p>
            <text:p text:style-name="P98">globalThis.celestra = defaultExport;</text:p>
            <text:p text:style-name="P98">globalThis.CEL = defaultExport;</text:p>
            <text:p text:style-name="P98"/>
            <text:p text:style-name="P98"/>
            <text:p text:style-name="P99">// import with default with name</text:p>
            <text:p text:style-name="P98"/>
            <text:p text:style-name="P100">import { default as celestra } from "./celestra.<text:span text:style-name="T219">node</text:span>.<text:span text:style-name="T219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all into a new celestra object</text:p>
            <text:p text:style-name="P98"/>
            <text:p text:style-name="P100">import * as celestra from "./celestra.<text:span text:style-name="T219">node</text:span>.<text:span text:style-name="T219">m</text:span>js";</text:p>
            <text:p text:style-name="P98">globalThis.celestra = celestra;</text:p>
            <text:p text:style-name="P98">globalThis.CEL = celestra;</text:p>
            <text:p text:style-name="P98"/>
            <text:p text:style-name="P98"/>
            <text:p text:style-name="P99">// import some functions</text:p>
            <text:p text:style-name="P98"/>
            <text:p text:style-name="P100">import { first, classof } from "./celestra.<text:span text:style-name="T219">node</text:span>.<text:span text:style-name="T219">m</text:span>js";</text:p>
            <text:p text:style-name="P98">globalThis.first = first;</text:p>
            <text:p text:style-name="P101">globalThis.classof = classof;<text:line-break/><text:line-break/><text:line-break/><text:span text:style-name="T220">// </text:span><text:span text:style-name="T221">dynamic import</text:span><text:line-break/><text:line-break/><text:span text:style-name="T222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2"><text:span text:style-name="Source_20_Text"><text:span text:style-name="T223"/></text:span></text:p>
            <text:p text:style-name="P102"><text:span text:style-name="Source_20_Text"><text:span text:style-name="T224">DOM API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qsa();</text:span></text:span></text:p>
            <text:p text:style-name="P102"><text:span text:style-name="Source_20_Text"><text:span text:style-name="T223">qs(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domReady(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domClear(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domCreate(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domToElement(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domGetCSS();</text:span></text:span></text:p>
            <text:p text:style-name="P102"><text:span text:style-name="Source_20_Text"><text:span text:style-name="T223">domSetCSS(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domFadeIn();</text:span></text:span></text:p>
            <text:p text:style-name="P102"><text:span text:style-name="Source_20_Text"><text:span text:style-name="T223">domFadeOut();</text:span></text:span></text:p>
            <text:p text:style-name="P102"><text:span text:style-name="Source_20_Text"><text:span text:style-name="T223">domFadeToggle();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domShow();</text:span></text:span></text:p>
            <text:p text:style-name="P102"><text:span text:style-name="Source_20_Text"><text:span text:style-name="T223">domHide();</text:span></text:span></text:p>
            <text:p text:style-name="P102"><text:span text:style-name="Source_20_Text"><text:span text:style-name="T223">domToggle();</text:span></text:span></text:p>
            <text:p text:style-name="P102"><text:span text:style-name="Source_20_Text"><text:span text:style-name="T223">domIsHidden(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domScrollToTop();</text:span></text:span></text:p>
            <text:p text:style-name="P102"><text:span text:style-name="Source_20_Text"><text:span text:style-name="T223">domScrollToBottom();</text:span></text:span></text:p>
            <text:p text:style-name="P102"><text:span text:style-name="Source_20_Text"><text:span text:style-name="T223">domScrollToElement(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domSiblings();</text:span></text:span></text:p>
            <text:p text:style-name="P102"><text:span text:style-name="Source_20_Text"><text:span text:style-name="T223">domSiblingsPrev();</text:span></text:span></text:p>
            <text:p text:style-name="P102"><text:span text:style-name="Source_20_Text"><text:span text:style-name="T223">domSiblingsLeft();</text:span></text:span></text:p>
            <text:p text:style-name="P102"><text:span text:style-name="Source_20_Text"><text:span text:style-name="T223">domSiblingsNext();</text:span></text:span></text:p>
            <text:p text:style-name="P102"><text:span text:style-name="Source_20_Text"><text:span text:style-name="T223">domSiblingsRight();</text:span></text:span></text:p>
            <text:p text:style-name="P102"><text:span text:style-name="Source_20_Text"><text:span text:style-name="T223"/></text:span></text:p>
          </table:table-cell>
          <table:table-cell table:style-name="Table7.C3" office:value-type="string">
            <text:p text:style-name="P95"/>
            <text:p text:style-name="P102"><text:span text:style-name="Source_20_Text"><text:span text:style-name="T224">DOM API</text:span></text:span></text:p>
            <text:p text:style-name="P95"/>
            <text:p text:style-name="P103"><text:span text:style-name="Source_20_Text"><text:span text:style-name="T223">domGetCSSVar();</text:span></text:span></text:p>
            <text:p text:style-name="P103"><text:span text:style-name="Source_20_Text"><text:span text:style-name="T223">domSetCSSVar();</text:span></text:span></text:p>
            <text:p text:style-name="P95"/>
            <text:p text:style-name="P103"><text:span text:style-name="Source_20_Text"><text:span text:style-name="T223">importScript();</text:span></text:span></text:p>
            <text:p text:style-name="P103"><text:span text:style-name="Source_20_Text"><text:span text:style-name="T223">importStyle();</text:span></text:span></text:p>
            <text:p text:style-name="P95"/>
            <text:p text:style-name="P102"><text:span text:style-name="Source_20_Text"><text:span text:style-name="T223">setFullscreenOn();</text:span></text:span></text:p>
            <text:p text:style-name="P102"><text:span text:style-name="Source_20_Text"><text:span text:style-name="T223">setFullscreenOn();</text:span></text:span></text:p>
            <text:p text:style-name="P102"><text:span text:style-name="Source_20_Text"><text:span text:style-name="T223">setFullscreenOff();</text:span></text:span></text:p>
            <text:p text:style-name="P102"><text:span text:style-name="Source_20_Text"><text:span text:style-name="T223">getFullscreen(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form2array(form);</text:span></text:span></text:p>
            <text:p text:style-name="P102"><text:span text:style-name="Source_20_Text"><text:span text:style-name="T223">form2string(form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getDoNotTrack();</text:span></text:span></text:p>
            <text:p text:style-name="P102"><text:span text:style-name="Source_20_Text"><text:span text:style-name="T223">getLocation(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createFile();</text:span></text:span></text:p>
            <text:p text:style-name="P95"/>
            <text:p text:style-name="P102"><text:span text:style-name="Source_20_Text"><text:span text:style-name="T224">AJAX and CORS API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getText();</text:span></text:span></text:p>
            <text:p text:style-name="P102"><text:span text:style-name="Source_20_Text"><text:span text:style-name="T223">getJson();</text:span></text:span></text:p>
            <text:p text:style-name="P102"><text:span text:style-name="Source_20_Text"><text:span text:style-name="T223">ajax();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4">Cookie API</text:span></text:span></text:p>
            <text:p text:style-name="P102"><text:span text:style-name="Source_20_Text"><text:span text:style-name="T223"/></text:span></text:p>
            <text:p text:style-name="P102"><text:span text:style-name="Source_20_Text"><text:span text:style-name="T223">getCookie();</text:span></text:span></text:p>
            <text:p text:style-name="P102"><text:span text:style-name="Source_20_Text"><text:span text:style-name="T223">hasCookie();</text:span></text:span></text:p>
            <text:p text:style-name="P102"><text:span text:style-name="Source_20_Text"><text:span text:style-name="T223">setCookie();</text:span></text:span></text:p>
            <text:p text:style-name="P102"><text:span text:style-name="Source_20_Text"><text:span text:style-name="T223">removeCookie();</text:span></text:span></text:p>
            <text:p text:style-name="P102"><text:span text:style-name="Source_20_Text"><text:span text:style-name="T223">clearCookies();</text:span></text:span></text:p>
          </table:table-cell>
        </table:table-row>
      </table:table>
      <text:p text:style-name="P10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5"><text:span text:style-name="T225">v</text:span>3.1.0</text:p>
          </table:table-cell>
          <table:table-cell table:style-name="Table3.A2" office:value-type="string">
            <text:p text:style-name="P105">v3.8.0</text:p>
          </table:table-cell>
          <table:table-cell table:style-name="Table3.C2" office:value-type="string">
            <text:p text:style-name="P106">v5.6.0</text:p>
          </table:table-cell>
        </table:table-row>
        <table:table-row>
          <table:table-cell table:style-name="Table3.A3" table:number-rows-spanned="3" office:value-type="string">
            <text:p text:style-name="P107">Array.from();</text:p>
            <text:p text:style-name="P107">Array.of();</text:p>
            <text:p text:style-name="P107">Array.prototype.copyWithin();</text:p>
            <text:p text:style-name="P107">Array.prototype.fill();</text:p>
            <text:p text:style-name="P107">Array.prototype.find();</text:p>
            <text:p text:style-name="P107">Array.prototype.findIndex();</text:p>
            <text:p text:style-name="P107">Object.create();</text:p>
            <text:p text:style-name="P107">String.fromCodePoint();</text:p>
            <text:p text:style-name="P107">String.prototype.codePointAt();</text:p>
            <text:p text:style-name="P107">String.prototype.endsWith();</text:p>
            <text:p text:style-name="P107">String.prototype.startsWith();</text:p>
            <text:p text:style-name="P107">Math.acosh();</text:p>
            <text:p text:style-name="P107">Math.asinh();</text:p>
            <text:p text:style-name="P107">Math.atanh();</text:p>
            <text:p text:style-name="P107">Math.cbrt();</text:p>
            <text:p text:style-name="P107">Math.clz32();</text:p>
            <text:p text:style-name="P107">Math.cosh();</text:p>
            <text:p text:style-name="P107">Math.expm1();</text:p>
            <text:p text:style-name="P107">Math.fround();</text:p>
            <text:p text:style-name="P107">Math.hypot();</text:p>
            <text:p text:style-name="P107">Math.imul();</text:p>
            <text:p text:style-name="P107">Math.log1p();</text:p>
            <text:p text:style-name="P107">Math.log10();</text:p>
            <text:p text:style-name="P107">Math.log2();</text:p>
            <text:p text:style-name="P107">Math.sign();</text:p>
            <text:p text:style-name="P107">Math.sinh();</text:p>
            <text:p text:style-name="P107">Math.tanh();</text:p>
            <text:p text:style-name="P107">Math.trunc();</text:p>
            <text:p text:style-name="P107">Number.EPSILON;</text:p>
            <text:p text:style-name="P107">Number.isNaN();</text:p>
            <text:p text:style-name="P107">isNaN();</text:p>
            <text:p text:style-name="P107">Number.isInteger();</text:p>
            <text:p text:style-name="P107">Number.isFinite();</text:p>
            <text:p text:style-name="P107">Number.isSafeInteger();</text:p>
            <text:p text:style-name="P107">Number.parseInt();</text:p>
            <text:p text:style-name="P107">Number.parseFloat();</text:p>
          </table:table-cell>
          <table:table-cell table:style-name="Table3.B3" table:number-rows-spanned="3" office:value-type="string">
            <text:p text:style-name="P107"/>
            <text:p text:style-name="P108"><text:span text:style-name="Source_20_Text"><text:span text:style-name="T196">Array.prototype.values();</text:span></text:span></text:p>
            <text:p text:style-name="P108"><text:span text:style-name="Source_20_Text"><text:span text:style-name="T196">Array.prototype.includes();</text:span></text:span></text:p>
            <text:p text:style-name="P107"/>
            <text:p text:style-name="P108"><text:span text:style-name="Source_20_Text"><text:span text:style-name="T196">ChildNode.after();</text:span></text:span><text:span text:style-name="T226"><text:line-break/></text:span><text:span text:style-name="Source_20_Text"><text:span text:style-name="T196">ChildNode.before();</text:span></text:span><text:span text:style-name="T226"><text:line-break/></text:span><text:span text:style-name="Source_20_Text"><text:span text:style-name="T196">ChildNode.remove();</text:span></text:span><text:span text:style-name="T226"><text:line-break/></text:span><text:span text:style-name="Source_20_Text"><text:span text:style-name="T196">ChildNode.replaceWith();</text:span></text:span></text:p>
            <text:p text:style-name="P107"/>
            <text:p text:style-name="P108"><text:span text:style-name="Source_20_Text"><text:span text:style-name="T196">Element.prototype.closest();<text:line-break/>Element.prototype.getAttributeNames();</text:span></text:span></text:p>
            <text:p text:style-name="P108"><text:span text:style-name="Source_20_Text"><text:span text:style-name="T196">Element.prototype.matches();</text:span></text:span></text:p>
            <text:p text:style-name="P108"><text:span text:style-name="Source_20_Text"><text:span text:style-name="T196">Element.prototype.toggleAttribute();</text:span></text:span></text:p>
            <text:p text:style-name="P107"/>
            <text:p text:style-name="P108"><text:span text:style-name="Source_20_Text"><text:span text:style-name="T196">ParentNode.append();</text:span></text:span></text:p>
            <text:p text:style-name="P108"><text:span text:style-name="Source_20_Text"><text:span text:style-name="T167"/></text:span></text:p>
            <text:p text:style-name="P108"><text:span text:style-name="Source_20_Text"><text:span text:style-name="T196">ParentNode.prepend();</text:span></text:span><text:span text:style-name="T226"><text:line-break/><text:line-break/></text:span><text:span text:style-name="Source_20_Text"><text:span text:style-name="T196">String.prototype[Symbol.iterator]();</text:span></text:span></text:p>
            <text:p text:style-name="P108"><text:span text:style-name="Source_20_Text"><text:span text:style-name="T196">String.prototype.includes();</text:span></text:span></text:p>
            <text:p text:style-name="P108"><text:span text:style-name="Source_20_Text"><text:span text:style-name="T196">String.prototype.repeat();</text:span></text:span><text:span text:style-name="T226"><text:line-break/></text:span></text:p>
            <text:p text:style-name="P108"><text:span text:style-name="Source_20_Text"><text:span text:style-name="T196">NodeList.prototype.forEach();</text:span></text:span><text:span text:style-name="T226"><text:line-break/></text:span></text:p>
            <text:p text:style-name="P108"><text:span text:style-name="Source_20_Text"><text:span text:style-name="T196">Object.assign();</text:span></text:span></text:p>
            <text:p text:style-name="P108"><text:span text:style-name="Source_20_Text"><text:span text:style-name="T196">Object.entries();</text:span></text:span><text:span text:style-name="T226"><text:line-break/></text:span></text:p>
            <text:p text:style-name="P108"><text:span text:style-name="Source_20_Text"><text:span text:style-name="T196">Object.getOwnPropertyDescriptors();</text:span></text:span><text:span text:style-name="T226"><text:line-break/></text:span><text:span text:style-name="Source_20_Text"><text:span text:style-name="T196">Object.values();</text:span></text:span><text:span text:style-name="T226"><text:line-break/></text:span></text:p>
            <text:p text:style-name="P108"><text:span text:style-name="Source_20_Text"><text:span text:style-name="T196">RegExp.prototype.flags;</text:span></text:span><text:span text:style-name="T226"><text:line-break/></text:span></text:p>
            <text:p text:style-name="P108"><text:span text:style-name="Source_20_Text"><text:span text:style-name="T227">window</text:span></text:span><text:span text:style-name="Source_20_Text"><text:span text:style-name="T196">.screenLeft;</text:span></text:span><text:span text:style-name="T226"><text:line-break/></text:span><text:span text:style-name="Source_20_Text"><text:span text:style-name="T227">window</text:span></text:span><text:span text:style-name="Source_20_Text"><text:span text:style-name="T196">.screenTop;</text:span></text:span></text:p>
          </table:table-cell>
          <table:table-cell table:style-name="Table3.C3" office:value-type="string">
            <text:p text:style-name="P107">Array.prototype.at();</text:p>
            <text:p text:style-name="P107"/>
            <text:p text:style-name="P107">Array.prototype.findLast();</text:p>
            <text:p text:style-name="P107">Array.prototype.findLastIndex();</text:p>
            <text:p text:style-name="P107"/>
            <text:p text:style-name="P107">Array.prototype.flat();</text:p>
            <text:p text:style-name="P107">Array.prototype.flatMap();</text:p>
            <text:p text:style-name="P107"/>
            <text:p text:style-name="P107">Number.MIN_SAFE_INTEGER;</text:p>
            <text:p text:style-name="P107">Number.MAX_SAFE_INTEGER;</text:p>
            <text:p text:style-name="P107"/>
            <text:p text:style-name="P107">Object.fromEntries();</text:p>
            <text:p text:style-name="P107">Object.is();</text:p>
            <text:p text:style-name="P107"/>
            <text:p text:style-name="P107">String.prototype.at();</text:p>
            <text:p text:style-name="P107"/>
            <text:p text:style-name="P107">String.prototype.matchAll();</text:p>
            <text:p text:style-name="P107"/>
            <text:p text:style-name="P107">String.prototype.padStart();</text:p>
            <text:p text:style-name="P107">String.prototype.padEnd();</text:p>
            <text:p text:style-name="P107"/>
            <text:p text:style-name="P107">String.prototype.replaceAll();</text:p>
            <text:p text:style-name="P107"/>
            <text:p text:style-name="P107">String.prototype.trimStart();</text:p>
            <text:p text:style-name="P107">String.prototype.trimLeft();</text:p>
            <text:p text:style-name="P107"/>
            <text:p text:style-name="P107">String.prototype.trimEnd();</text:p>
            <text:p text:style-name="P107">String.prototype.trimRight();</text:p>
            <text:p text:style-name="P107"/>
            <text:p text:style-name="P107">Typedarray.prototype.at();</text:p>
            <text:p text:style-name="P107"/>
            <text:p text:style-name="P107">TypedArray.prototype.findLast();</text:p>
            <text:p text:style-name="P10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6">v5.<text:span text:style-name="T228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7">BigInt.prototype.toJSON();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29T14:23:26.600319800</dc:date>
    <meta:print-date>2025-08-27T14:41:28.807119100</meta:print-date>
    <meta:editing-cycles>1053</meta:editing-cycles>
    <meta:editing-duration>P1DT7H1M33S</meta:editing-duration>
    <meta:printed-by>PDF files</meta:printed-by>
    <meta:document-statistic meta:table-count="7" meta:image-count="0" meta:object-count="0" meta:page-count="6" meta:paragraph-count="448" meta:word-count="650" meta:character-count="10933" meta:non-whitespace-character-count="10704"/>
    <meta:template xlink:type="simple" xlink:actuate="onRequest" xlink:title="" xlink:href="Normal.dotm"/>
  </office:meta>
</office:document-meta>
</file>